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1100000904000004C14F03DBA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Lucida Sans" svg:font-family="'Lucida Sans'"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307in"/>
    </style:style>
    <style:style style:name="co2" style:family="table-column">
      <style:table-column-properties fo:break-before="auto" style:column-width="1.8634in"/>
    </style:style>
    <style:style style:name="co3" style:family="table-column">
      <style:table-column-properties fo:break-before="auto" style:column-width="0.6835in"/>
    </style:style>
    <style:style style:name="co4" style:family="table-column">
      <style:table-column-properties fo:break-before="auto" style:column-width="0.7937in"/>
    </style:style>
    <style:style style:name="co5" style:family="table-column">
      <style:table-column-properties fo:break-before="auto" style:column-width="1.0362in"/>
    </style:style>
    <style:style style:name="co6" style:family="table-column">
      <style:table-column-properties fo:break-before="auto" style:column-width="1.0138in"/>
    </style:style>
    <style:style style:name="co7" style:family="table-column">
      <style:table-column-properties fo:break-before="auto" style:column-width="7.4075in"/>
    </style:style>
    <style:style style:name="co8" style:family="table-column">
      <style:table-column-properties fo:break-before="auto" style:column-width="1.102in"/>
    </style:style>
    <style:style style:name="co9" style:family="table-column">
      <style:table-column-properties fo:break-before="auto" style:column-width="1.2346in"/>
    </style:style>
    <style:style style:name="co10" style:family="table-column">
      <style:table-column-properties fo:break-before="auto" style:column-width="1.2673in"/>
    </style:style>
    <style:style style:name="co11" style:family="table-column">
      <style:table-column-properties fo:break-before="auto" style:column-width="4.3429in"/>
    </style:style>
    <style:style style:name="co12" style:family="table-column">
      <style:table-column-properties fo:break-before="auto" style:column-width="3.0866in"/>
    </style:style>
    <style:style style:name="co13" style:family="table-column">
      <style:table-column-properties fo:break-before="auto" style:column-width="1.6311in"/>
    </style:style>
    <style:style style:name="co14" style:family="table-column">
      <style:table-column-properties fo:break-before="auto" style:column-width="1.9402in"/>
    </style:style>
    <style:style style:name="co15" style:family="table-column">
      <style:table-column-properties fo:break-before="auto" style:column-width="0.7055in"/>
    </style:style>
    <style:style style:name="co16" style:family="table-column">
      <style:table-column-properties fo:break-before="auto" style:column-width="0.7602in"/>
    </style:style>
    <style:style style:name="co17" style:family="table-column">
      <style:table-column-properties fo:break-before="auto" style:column-width="1.1134in"/>
    </style:style>
    <style:style style:name="co18" style:family="table-column">
      <style:table-column-properties fo:break-before="auto" style:column-width="0.672in"/>
    </style:style>
    <style:style style:name="co19" style:family="table-column">
      <style:table-column-properties fo:break-before="auto" style:column-width="0.9583in"/>
    </style:style>
    <style:style style:name="ro1" style:family="table-row">
      <style:table-row-properties style:row-height="0.1874in" fo:break-before="auto" style:use-optimal-row-height="false"/>
    </style:style>
    <style:style style:name="ro2" style:family="table-row">
      <style:table-row-properties style:row-height="1.1398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0.3937in" fo:break-before="auto" style:use-optimal-row-height="true"/>
    </style:style>
    <style:style style:name="ro5" style:family="table-row">
      <style:table-row-properties style:row-height="0.8437in" fo:break-before="auto" style:use-optimal-row-height="false"/>
    </style:style>
    <style:style style:name="ro6" style:family="table-row">
      <style:table-row-properties style:row-height="2.8398in" fo:break-before="auto" style:use-optimal-row-height="true"/>
    </style:style>
    <style:style style:name="ro7" style:family="table-row">
      <style:table-row-properties style:row-height="1.3264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1953in" fo:break-before="auto" style:use-optimal-row-height="true"/>
    </style:style>
    <style:style style:name="ro10" style:family="table-row">
      <style:table-row-properties style:row-height="0.7398in" fo:break-before="auto" style:use-optimal-row-height="false"/>
    </style:style>
    <style:style style:name="ro11" style:family="table-row">
      <style:table-row-properties style:row-height="0.5937in" fo:break-before="auto" style:use-optimal-row-height="false"/>
    </style:style>
    <style:style style:name="ro12" style:family="table-row">
      <style:table-row-properties style:row-height="0.7083in" fo:break-before="auto" style:use-optimal-row-height="false"/>
    </style:style>
    <style:style style:name="ro13" style:family="table-row">
      <style:table-row-properties style:row-height="0.198in" fo:break-before="auto" style:use-optimal-row-height="false"/>
    </style:style>
    <style:style style:name="ro14" style:family="table-row">
      <style:table-row-properties style:row-height="0.698in" fo:break-before="auto" style:use-optimal-row-height="false"/>
    </style:style>
    <style:style style:name="ro15" style:family="table-row">
      <style:table-row-properties style:row-height="0.7811in" fo:break-before="auto" style:use-optimal-row-height="false"/>
    </style:style>
    <style:style style:name="ro16" style:family="table-row">
      <style:table-row-properties style:row-height="0.2189in" fo:break-before="auto" style:use-optimal-row-height="false"/>
    </style:style>
    <style:style style:name="ro17" style:family="table-row">
      <style:table-row-properties style:row-height="0.2083in" fo:break-before="auto" style:use-optimal-row-height="false"/>
    </style:style>
    <style:style style:name="ro18" style:family="table-row">
      <style:table-row-properties style:row-height="0.1772in" fo:break-before="auto" style:use-optimal-row-height="false"/>
    </style:style>
    <style:style style:name="ta1" style:family="table" style:master-page-name="PageStyle_5f_Not_5f_Invoiced_5f_Repor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ackground-color="#bdd7e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6"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98" style:base-cell-address="Not_Invoiced_Report.A1"/>
      <style:map style:condition="is-true-formula($i#ref!=&quot;ON - HOLD&quot;)" style:apply-style-name="ConditionalStyle_5f_97" style:base-cell-address="Not_Invoiced_Report.A1"/>
      <style:map style:condition="is-true-formula($i#ref!=&quot;RE-OPEN&quot;)" style:apply-style-name="ConditionalStyle_5f_96" style:base-cell-address="Not_Invoiced_Report.A1"/>
      <style:map style:condition="is-true-formula($i#ref!=&quot;CLOSED&quot;)" style:apply-style-name="ConditionalStyle_5f_95" style:base-cell-address="Not_Invoiced_Report.A1"/>
      <style:map style:condition="is-true-formula($i#ref!=&quot;NOT APPLICABLE&quot;)" style:apply-style-name="ConditionalStyle_5f_94" style:base-cell-address="Not_Invoiced_Report.A1"/>
      <style:map style:condition="is-true-formula([.$I#REF!]=&quot;DEFERRED&quot;)" style:apply-style-name="ConditionalStyle_5f_93" style:base-cell-address="Not_Invoiced_Report.A1"/>
    </style:style>
    <style:style style:name="ce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92" style:base-cell-address="Not_Invoiced_Report.A1"/>
      <style:map style:condition="is-true-formula($i#ref!=&quot;ON - HOLD&quot;)" style:apply-style-name="ConditionalStyle_5f_91" style:base-cell-address="Not_Invoiced_Report.A1"/>
      <style:map style:condition="is-true-formula($i#ref!=&quot;RE-OPEN&quot;)" style:apply-style-name="ConditionalStyle_5f_90" style:base-cell-address="Not_Invoiced_Report.A1"/>
      <style:map style:condition="is-true-formula($i#ref!=&quot;CLOSED&quot;)" style:apply-style-name="ConditionalStyle_5f_89" style:base-cell-address="Not_Invoiced_Report.A1"/>
      <style:map style:condition="is-true-formula($i#ref!=&quot;NOT APPLICABLE&quot;)" style:apply-style-name="ConditionalStyle_5f_88" style:base-cell-address="Not_Invoiced_Report.A1"/>
      <style:map style:condition="is-true-formula([.$I#REF!]=&quot;DEFERRED&quot;)" style:apply-style-name="ConditionalStyle_5f_87" style:base-cell-address="Not_Invoiced_Report.A1"/>
    </style:style>
    <style:style style:name="ce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86" style:base-cell-address="Not_Invoiced_Report.A1"/>
      <style:map style:condition="is-true-formula($i#ref!=&quot;ON - HOLD&quot;)" style:apply-style-name="ConditionalStyle_5f_85" style:base-cell-address="Not_Invoiced_Report.A1"/>
      <style:map style:condition="is-true-formula($i#ref!=&quot;RE-OPEN&quot;)" style:apply-style-name="ConditionalStyle_5f_84" style:base-cell-address="Not_Invoiced_Report.A1"/>
      <style:map style:condition="is-true-formula($i#ref!=&quot;CLOSED&quot;)" style:apply-style-name="ConditionalStyle_5f_83" style:base-cell-address="Not_Invoiced_Report.A1"/>
      <style:map style:condition="is-true-formula($i#ref!=&quot;NOT APPLICABLE&quot;)" style:apply-style-name="ConditionalStyle_5f_82" style:base-cell-address="Not_Invoiced_Report.A1"/>
      <style:map style:condition="is-true-formula([.$I#REF!]=&quot;DEFERRED&quot;)" style:apply-style-name="ConditionalStyle_5f_81" style:base-cell-address="Not_Invoiced_Report.A1"/>
    </style:style>
    <style:style style:name="ce9"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25" style:base-cell-address="Not_Invoiced_Report.A1"/>
      <style:map style:condition="is-true-formula($i#ref!=&quot;ON - HOLD&quot;)" style:apply-style-name="ConditionalStyle_5f_124" style:base-cell-address="Not_Invoiced_Report.A1"/>
      <style:map style:condition="is-true-formula($i#ref!=&quot;RE-OPEN&quot;)" style:apply-style-name="ConditionalStyle_5f_123" style:base-cell-address="Not_Invoiced_Report.A1"/>
      <style:map style:condition="is-true-formula($i#ref!=&quot;CLOSED&quot;)" style:apply-style-name="ConditionalStyle_5f_122" style:base-cell-address="Not_Invoiced_Report.A1"/>
      <style:map style:condition="is-true-formula($i#ref!=&quot;NOT APPLICABLE&quot;)" style:apply-style-name="ConditionalStyle_5f_121" style:base-cell-address="Not_Invoiced_Report.A1"/>
      <style:map style:condition="is-true-formula([.$I#REF!]=&quot;DEFERRED&quot;)" style:apply-style-name="ConditionalStyle_5f_120" style:base-cell-address="Not_Invoiced_Report.A1"/>
    </style:style>
    <style:style style:name="ce1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19" style:base-cell-address="Not_Invoiced_Report.A1"/>
      <style:map style:condition="is-true-formula($i#ref!=&quot;ON - HOLD&quot;)" style:apply-style-name="ConditionalStyle_5f_118" style:base-cell-address="Not_Invoiced_Report.A1"/>
      <style:map style:condition="is-true-formula($i#ref!=&quot;RE-OPEN&quot;)" style:apply-style-name="ConditionalStyle_5f_117" style:base-cell-address="Not_Invoiced_Report.A1"/>
      <style:map style:condition="is-true-formula($i#ref!=&quot;CLOSED&quot;)" style:apply-style-name="ConditionalStyle_5f_116" style:base-cell-address="Not_Invoiced_Report.A1"/>
      <style:map style:condition="is-true-formula($i#ref!=&quot;NOT APPLICABLE&quot;)" style:apply-style-name="ConditionalStyle_5f_115" style:base-cell-address="Not_Invoiced_Report.A1"/>
      <style:map style:condition="is-true-formula([.$I#REF!]=&quot;DEFERRED&quot;)" style:apply-style-name="ConditionalStyle_5f_114" style:base-cell-address="Not_Invoiced_Report.A1"/>
    </style:style>
    <style:style style:name="ce1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13" style:base-cell-address="Not_Invoiced_Report.A1"/>
      <style:map style:condition="is-true-formula($i#ref!=&quot;ON - HOLD&quot;)" style:apply-style-name="ConditionalStyle_5f_112" style:base-cell-address="Not_Invoiced_Report.A1"/>
      <style:map style:condition="is-true-formula($i#ref!=&quot;RE-OPEN&quot;)" style:apply-style-name="ConditionalStyle_5f_111" style:base-cell-address="Not_Invoiced_Report.A1"/>
      <style:map style:condition="is-true-formula($i#ref!=&quot;CLOSED&quot;)" style:apply-style-name="ConditionalStyle_5f_110" style:base-cell-address="Not_Invoiced_Report.A1"/>
      <style:map style:condition="is-true-formula($i#ref!=&quot;NOT APPLICABLE&quot;)" style:apply-style-name="ConditionalStyle_5f_109" style:base-cell-address="Not_Invoiced_Report.A1"/>
      <style:map style:condition="is-true-formula([.$I#REF!]=&quot;DEFERRED&quot;)" style:apply-style-name="ConditionalStyle_5f_108" style:base-cell-address="Not_Invoiced_Report.A1"/>
    </style:style>
    <style:style style:name="ce12"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13" style:base-cell-address="Not_Invoiced_Report.A1"/>
      <style:map style:condition="is-true-formula($i#ref!=&quot;ON - HOLD&quot;)" style:apply-style-name="ConditionalStyle_5f_112" style:base-cell-address="Not_Invoiced_Report.A1"/>
      <style:map style:condition="is-true-formula($i#ref!=&quot;RE-OPEN&quot;)" style:apply-style-name="ConditionalStyle_5f_111" style:base-cell-address="Not_Invoiced_Report.A1"/>
      <style:map style:condition="is-true-formula($i#ref!=&quot;CLOSED&quot;)" style:apply-style-name="ConditionalStyle_5f_110" style:base-cell-address="Not_Invoiced_Report.A1"/>
      <style:map style:condition="is-true-formula($i#ref!=&quot;NOT APPLICABLE&quot;)" style:apply-style-name="ConditionalStyle_5f_109" style:base-cell-address="Not_Invoiced_Report.A1"/>
      <style:map style:condition="is-true-formula([.$I#REF!]=&quot;DEFERRED&quot;)" style:apply-style-name="ConditionalStyle_5f_108" style:base-cell-address="Not_Invoiced_Report.A1"/>
    </style:style>
    <style:style style:name="ce1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14" style:family="table-cell" style:parent-style-name="Excel_20_Built-in_20_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15" style:family="table-cell" style:parent-style-name="Excel_20_Built-in_20_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map style:condition="is-true-formula($i#ref!=&quot;NOT APPLICABLE&quot;)" style:apply-style-name="ConditionalStyle_5f_101" style:base-cell-address="Not_Invoiced_Report.A1"/>
      <style:map style:condition="is-true-formula($i#ref!=&quot;DEFERRED&quot;)" style:apply-style-name="ConditionalStyle_5f_100" style:base-cell-address="Not_Invoiced_Report.A1"/>
      <style:map style:condition="is-true-formula([.$I#REF!]=&quot;CLOSED&quot;)" style:apply-style-name="ConditionalStyle_5f_99" style:base-cell-address="Not_Invoiced_Report.A1"/>
    </style:style>
    <style:style style:name="ce16" style:family="table-cell" style:parent-style-name="Excel_20_Built-in_20_Normal">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map style:condition="is-true-formula($i#ref!=&quot;NOT APPLICABLE&quot;)" style:apply-style-name="ConditionalStyle_5f_101" style:base-cell-address="Not_Invoiced_Report.A1"/>
      <style:map style:condition="is-true-formula($i#ref!=&quot;DEFERRED&quot;)" style:apply-style-name="ConditionalStyle_5f_100" style:base-cell-address="Not_Invoiced_Report.A1"/>
      <style:map style:condition="is-true-formula([.$I#REF!]=&quot;CLOSED&quot;)" style:apply-style-name="ConditionalStyle_5f_99" style:base-cell-address="Not_Invoiced_Report.A1"/>
    </style:style>
    <style:style style:name="ce1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Normal">
      <style:table-cell-properties fo:background-color="#bdd7ee"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98" style:base-cell-address="Not_Invoiced_Report.A1"/>
      <style:map style:condition="is-true-formula($i#ref!=&quot;ON - HOLD&quot;)" style:apply-style-name="ConditionalStyle_5f_97" style:base-cell-address="Not_Invoiced_Report.A1"/>
      <style:map style:condition="is-true-formula($i#ref!=&quot;RE-OPEN&quot;)" style:apply-style-name="ConditionalStyle_5f_96" style:base-cell-address="Not_Invoiced_Report.A1"/>
      <style:map style:condition="is-true-formula($i#ref!=&quot;CLOSED&quot;)" style:apply-style-name="ConditionalStyle_5f_95" style:base-cell-address="Not_Invoiced_Report.A1"/>
      <style:map style:condition="is-true-formula($i#ref!=&quot;NOT APPLICABLE&quot;)" style:apply-style-name="ConditionalStyle_5f_94" style:base-cell-address="Not_Invoiced_Report.A1"/>
      <style:map style:condition="is-true-formula([.$I#REF!]=&quot;DEFERRED&quot;)" style:apply-style-name="ConditionalStyle_5f_93" style:base-cell-address="Not_Invoiced_Report.A1"/>
    </style:style>
    <style:style style:name="ce21"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92" style:base-cell-address="Not_Invoiced_Report.A1"/>
      <style:map style:condition="is-true-formula($i#ref!=&quot;ON - HOLD&quot;)" style:apply-style-name="ConditionalStyle_5f_91" style:base-cell-address="Not_Invoiced_Report.A1"/>
      <style:map style:condition="is-true-formula($i#ref!=&quot;RE-OPEN&quot;)" style:apply-style-name="ConditionalStyle_5f_90" style:base-cell-address="Not_Invoiced_Report.A1"/>
      <style:map style:condition="is-true-formula($i#ref!=&quot;CLOSED&quot;)" style:apply-style-name="ConditionalStyle_5f_89" style:base-cell-address="Not_Invoiced_Report.A1"/>
      <style:map style:condition="is-true-formula($i#ref!=&quot;NOT APPLICABLE&quot;)" style:apply-style-name="ConditionalStyle_5f_88" style:base-cell-address="Not_Invoiced_Report.A1"/>
      <style:map style:condition="is-true-formula([.$I#REF!]=&quot;DEFERRED&quot;)" style:apply-style-name="ConditionalStyle_5f_87" style:base-cell-address="Not_Invoiced_Report.A1"/>
    </style:style>
    <style:style style:name="ce22"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86" style:base-cell-address="Not_Invoiced_Report.A1"/>
      <style:map style:condition="is-true-formula($i#ref!=&quot;ON - HOLD&quot;)" style:apply-style-name="ConditionalStyle_5f_85" style:base-cell-address="Not_Invoiced_Report.A1"/>
      <style:map style:condition="is-true-formula($i#ref!=&quot;RE-OPEN&quot;)" style:apply-style-name="ConditionalStyle_5f_84" style:base-cell-address="Not_Invoiced_Report.A1"/>
      <style:map style:condition="is-true-formula($i#ref!=&quot;CLOSED&quot;)" style:apply-style-name="ConditionalStyle_5f_83" style:base-cell-address="Not_Invoiced_Report.A1"/>
      <style:map style:condition="is-true-formula($i#ref!=&quot;NOT APPLICABLE&quot;)" style:apply-style-name="ConditionalStyle_5f_82" style:base-cell-address="Not_Invoiced_Report.A1"/>
      <style:map style:condition="is-true-formula([.$I#REF!]=&quot;DEFERRED&quot;)" style:apply-style-name="ConditionalStyle_5f_81" style:base-cell-address="Not_Invoiced_Report.A1"/>
    </style:style>
    <style:style style:name="ce23"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25" style:base-cell-address="Not_Invoiced_Report.A1"/>
      <style:map style:condition="is-true-formula($i#ref!=&quot;ON - HOLD&quot;)" style:apply-style-name="ConditionalStyle_5f_124" style:base-cell-address="Not_Invoiced_Report.A1"/>
      <style:map style:condition="is-true-formula($i#ref!=&quot;RE-OPEN&quot;)" style:apply-style-name="ConditionalStyle_5f_123" style:base-cell-address="Not_Invoiced_Report.A1"/>
      <style:map style:condition="is-true-formula($i#ref!=&quot;CLOSED&quot;)" style:apply-style-name="ConditionalStyle_5f_122" style:base-cell-address="Not_Invoiced_Report.A1"/>
      <style:map style:condition="is-true-formula($i#ref!=&quot;NOT APPLICABLE&quot;)" style:apply-style-name="ConditionalStyle_5f_121" style:base-cell-address="Not_Invoiced_Report.A1"/>
      <style:map style:condition="is-true-formula([.$I#REF!]=&quot;DEFERRED&quot;)" style:apply-style-name="ConditionalStyle_5f_120" style:base-cell-address="Not_Invoiced_Report.A1"/>
    </style:style>
    <style:style style:name="ce24"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19" style:base-cell-address="Not_Invoiced_Report.A1"/>
      <style:map style:condition="is-true-formula($i#ref!=&quot;ON - HOLD&quot;)" style:apply-style-name="ConditionalStyle_5f_118" style:base-cell-address="Not_Invoiced_Report.A1"/>
      <style:map style:condition="is-true-formula($i#ref!=&quot;RE-OPEN&quot;)" style:apply-style-name="ConditionalStyle_5f_117" style:base-cell-address="Not_Invoiced_Report.A1"/>
      <style:map style:condition="is-true-formula($i#ref!=&quot;CLOSED&quot;)" style:apply-style-name="ConditionalStyle_5f_116" style:base-cell-address="Not_Invoiced_Report.A1"/>
      <style:map style:condition="is-true-formula($i#ref!=&quot;NOT APPLICABLE&quot;)" style:apply-style-name="ConditionalStyle_5f_115" style:base-cell-address="Not_Invoiced_Report.A1"/>
      <style:map style:condition="is-true-formula([.$I#REF!]=&quot;DEFERRED&quot;)" style:apply-style-name="ConditionalStyle_5f_114" style:base-cell-address="Not_Invoiced_Report.A1"/>
    </style:style>
    <style:style style:name="ce25"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13" style:base-cell-address="Not_Invoiced_Report.A1"/>
      <style:map style:condition="is-true-formula($i#ref!=&quot;ON - HOLD&quot;)" style:apply-style-name="ConditionalStyle_5f_112" style:base-cell-address="Not_Invoiced_Report.A1"/>
      <style:map style:condition="is-true-formula($i#ref!=&quot;RE-OPEN&quot;)" style:apply-style-name="ConditionalStyle_5f_111" style:base-cell-address="Not_Invoiced_Report.A1"/>
      <style:map style:condition="is-true-formula($i#ref!=&quot;CLOSED&quot;)" style:apply-style-name="ConditionalStyle_5f_110" style:base-cell-address="Not_Invoiced_Report.A1"/>
      <style:map style:condition="is-true-formula($i#ref!=&quot;NOT APPLICABLE&quot;)" style:apply-style-name="ConditionalStyle_5f_109" style:base-cell-address="Not_Invoiced_Report.A1"/>
      <style:map style:condition="is-true-formula([.$I#REF!]=&quot;DEFERRED&quot;)" style:apply-style-name="ConditionalStyle_5f_108" style:base-cell-address="Not_Invoiced_Report.A1"/>
    </style:style>
    <style:style style:name="ce26"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13" style:base-cell-address="Not_Invoiced_Report.A1"/>
      <style:map style:condition="is-true-formula($i#ref!=&quot;ON - HOLD&quot;)" style:apply-style-name="ConditionalStyle_5f_112" style:base-cell-address="Not_Invoiced_Report.A1"/>
      <style:map style:condition="is-true-formula($i#ref!=&quot;RE-OPEN&quot;)" style:apply-style-name="ConditionalStyle_5f_111" style:base-cell-address="Not_Invoiced_Report.A1"/>
      <style:map style:condition="is-true-formula($i#ref!=&quot;CLOSED&quot;)" style:apply-style-name="ConditionalStyle_5f_110" style:base-cell-address="Not_Invoiced_Report.A1"/>
      <style:map style:condition="is-true-formula($i#ref!=&quot;NOT APPLICABLE&quot;)" style:apply-style-name="ConditionalStyle_5f_109" style:base-cell-address="Not_Invoiced_Report.A1"/>
      <style:map style:condition="is-true-formula([.$I#REF!]=&quot;DEFERRED&quot;)" style:apply-style-name="ConditionalStyle_5f_108" style:base-cell-address="Not_Invoiced_Report.A1"/>
    </style:style>
    <style:style style:name="ce2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28"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3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98" style:base-cell-address="Not_Invoiced_Report.A1"/>
      <style:map style:condition="is-true-formula($i#ref!=&quot;ON - HOLD&quot;)" style:apply-style-name="ConditionalStyle_5f_97" style:base-cell-address="Not_Invoiced_Report.A1"/>
      <style:map style:condition="is-true-formula($i#ref!=&quot;RE-OPEN&quot;)" style:apply-style-name="ConditionalStyle_5f_96" style:base-cell-address="Not_Invoiced_Report.A1"/>
      <style:map style:condition="is-true-formula($i#ref!=&quot;CLOSED&quot;)" style:apply-style-name="ConditionalStyle_5f_95" style:base-cell-address="Not_Invoiced_Report.A1"/>
      <style:map style:condition="is-true-formula($i#ref!=&quot;NOT APPLICABLE&quot;)" style:apply-style-name="ConditionalStyle_5f_94" style:base-cell-address="Not_Invoiced_Report.A1"/>
      <style:map style:condition="is-true-formula([.$I#REF!]=&quot;DEFERRED&quot;)" style:apply-style-name="ConditionalStyle_5f_93" style:base-cell-address="Not_Invoiced_Report.A1"/>
    </style:style>
    <style:style style:name="ce3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92" style:base-cell-address="Not_Invoiced_Report.A1"/>
      <style:map style:condition="is-true-formula($i#ref!=&quot;ON - HOLD&quot;)" style:apply-style-name="ConditionalStyle_5f_91" style:base-cell-address="Not_Invoiced_Report.A1"/>
      <style:map style:condition="is-true-formula($i#ref!=&quot;RE-OPEN&quot;)" style:apply-style-name="ConditionalStyle_5f_90" style:base-cell-address="Not_Invoiced_Report.A1"/>
      <style:map style:condition="is-true-formula($i#ref!=&quot;CLOSED&quot;)" style:apply-style-name="ConditionalStyle_5f_89" style:base-cell-address="Not_Invoiced_Report.A1"/>
      <style:map style:condition="is-true-formula($i#ref!=&quot;NOT APPLICABLE&quot;)" style:apply-style-name="ConditionalStyle_5f_88" style:base-cell-address="Not_Invoiced_Report.A1"/>
      <style:map style:condition="is-true-formula([.$I#REF!]=&quot;DEFERRED&quot;)" style:apply-style-name="ConditionalStyle_5f_87" style:base-cell-address="Not_Invoiced_Report.A1"/>
    </style:style>
    <style:style style:name="ce33"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86" style:base-cell-address="Not_Invoiced_Report.A1"/>
      <style:map style:condition="is-true-formula($i#ref!=&quot;ON - HOLD&quot;)" style:apply-style-name="ConditionalStyle_5f_85" style:base-cell-address="Not_Invoiced_Report.A1"/>
      <style:map style:condition="is-true-formula($i#ref!=&quot;RE-OPEN&quot;)" style:apply-style-name="ConditionalStyle_5f_84" style:base-cell-address="Not_Invoiced_Report.A1"/>
      <style:map style:condition="is-true-formula($i#ref!=&quot;CLOSED&quot;)" style:apply-style-name="ConditionalStyle_5f_83" style:base-cell-address="Not_Invoiced_Report.A1"/>
      <style:map style:condition="is-true-formula($i#ref!=&quot;NOT APPLICABLE&quot;)" style:apply-style-name="ConditionalStyle_5f_82" style:base-cell-address="Not_Invoiced_Report.A1"/>
      <style:map style:condition="is-true-formula([.$I#REF!]=&quot;DEFERRED&quot;)" style:apply-style-name="ConditionalStyle_5f_81" style:base-cell-address="Not_Invoiced_Report.A1"/>
    </style:style>
    <style:style style:name="ce3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25" style:base-cell-address="Not_Invoiced_Report.A1"/>
      <style:map style:condition="is-true-formula($i#ref!=&quot;ON - HOLD&quot;)" style:apply-style-name="ConditionalStyle_5f_124" style:base-cell-address="Not_Invoiced_Report.A1"/>
      <style:map style:condition="is-true-formula($i#ref!=&quot;RE-OPEN&quot;)" style:apply-style-name="ConditionalStyle_5f_123" style:base-cell-address="Not_Invoiced_Report.A1"/>
      <style:map style:condition="is-true-formula($i#ref!=&quot;CLOSED&quot;)" style:apply-style-name="ConditionalStyle_5f_122" style:base-cell-address="Not_Invoiced_Report.A1"/>
      <style:map style:condition="is-true-formula($i#ref!=&quot;NOT APPLICABLE&quot;)" style:apply-style-name="ConditionalStyle_5f_121" style:base-cell-address="Not_Invoiced_Report.A1"/>
      <style:map style:condition="is-true-formula([.$I#REF!]=&quot;DEFERRED&quot;)" style:apply-style-name="ConditionalStyle_5f_120" style:base-cell-address="Not_Invoiced_Report.A1"/>
    </style:style>
    <style:style style:name="ce35"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19" style:base-cell-address="Not_Invoiced_Report.A1"/>
      <style:map style:condition="is-true-formula($i#ref!=&quot;ON - HOLD&quot;)" style:apply-style-name="ConditionalStyle_5f_118" style:base-cell-address="Not_Invoiced_Report.A1"/>
      <style:map style:condition="is-true-formula($i#ref!=&quot;RE-OPEN&quot;)" style:apply-style-name="ConditionalStyle_5f_117" style:base-cell-address="Not_Invoiced_Report.A1"/>
      <style:map style:condition="is-true-formula($i#ref!=&quot;CLOSED&quot;)" style:apply-style-name="ConditionalStyle_5f_116" style:base-cell-address="Not_Invoiced_Report.A1"/>
      <style:map style:condition="is-true-formula($i#ref!=&quot;NOT APPLICABLE&quot;)" style:apply-style-name="ConditionalStyle_5f_115" style:base-cell-address="Not_Invoiced_Report.A1"/>
      <style:map style:condition="is-true-formula([.$I#REF!]=&quot;DEFERRED&quot;)" style:apply-style-name="ConditionalStyle_5f_114" style:base-cell-address="Not_Invoiced_Report.A1"/>
    </style:style>
    <style:style style:name="ce3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13" style:base-cell-address="Not_Invoiced_Report.A1"/>
      <style:map style:condition="is-true-formula($i#ref!=&quot;ON - HOLD&quot;)" style:apply-style-name="ConditionalStyle_5f_112" style:base-cell-address="Not_Invoiced_Report.A1"/>
      <style:map style:condition="is-true-formula($i#ref!=&quot;RE-OPEN&quot;)" style:apply-style-name="ConditionalStyle_5f_111" style:base-cell-address="Not_Invoiced_Report.A1"/>
      <style:map style:condition="is-true-formula($i#ref!=&quot;CLOSED&quot;)" style:apply-style-name="ConditionalStyle_5f_110" style:base-cell-address="Not_Invoiced_Report.A1"/>
      <style:map style:condition="is-true-formula($i#ref!=&quot;NOT APPLICABLE&quot;)" style:apply-style-name="ConditionalStyle_5f_109" style:base-cell-address="Not_Invoiced_Report.A1"/>
      <style:map style:condition="is-true-formula([.$I#REF!]=&quot;DEFERRED&quot;)" style:apply-style-name="ConditionalStyle_5f_108" style:base-cell-address="Not_Invoiced_Report.A1"/>
    </style:style>
    <style:style style:name="ce37"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113" style:base-cell-address="Not_Invoiced_Report.A1"/>
      <style:map style:condition="is-true-formula($i#ref!=&quot;ON - HOLD&quot;)" style:apply-style-name="ConditionalStyle_5f_112" style:base-cell-address="Not_Invoiced_Report.A1"/>
      <style:map style:condition="is-true-formula($i#ref!=&quot;RE-OPEN&quot;)" style:apply-style-name="ConditionalStyle_5f_111" style:base-cell-address="Not_Invoiced_Report.A1"/>
      <style:map style:condition="is-true-formula($i#ref!=&quot;CLOSED&quot;)" style:apply-style-name="ConditionalStyle_5f_110" style:base-cell-address="Not_Invoiced_Report.A1"/>
      <style:map style:condition="is-true-formula($i#ref!=&quot;NOT APPLICABLE&quot;)" style:apply-style-name="ConditionalStyle_5f_109" style:base-cell-address="Not_Invoiced_Report.A1"/>
      <style:map style:condition="is-true-formula([.$I#REF!]=&quot;DEFERRED&quot;)" style:apply-style-name="ConditionalStyle_5f_108" style:base-cell-address="Not_Invoiced_Report.A1"/>
    </style:style>
    <style:style style:name="ce38"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39"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41"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4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4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45"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46"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80" style:base-cell-address="Not_Invoiced_Report.A1"/>
      <style:map style:condition="is-true-formula($i#ref!=&quot;ON - HOLD&quot;)" style:apply-style-name="ConditionalStyle_5f_79" style:base-cell-address="Not_Invoiced_Report.A1"/>
      <style:map style:condition="is-true-formula($i#ref!=&quot;RE-OPEN&quot;)" style:apply-style-name="ConditionalStyle_5f_78" style:base-cell-address="Not_Invoiced_Report.A1"/>
      <style:map style:condition="is-true-formula($i#ref!=&quot;CLOSED&quot;)" style:apply-style-name="ConditionalStyle_5f_77" style:base-cell-address="Not_Invoiced_Report.A1"/>
      <style:map style:condition="is-true-formula($i#ref!=&quot;NOT APPLICABLE&quot;)" style:apply-style-name="ConditionalStyle_5f_76" style:base-cell-address="Not_Invoiced_Report.A1"/>
      <style:map style:condition="is-true-formula([.$I#REF!]=&quot;DEFERRED&quot;)" style:apply-style-name="ConditionalStyle_5f_75" style:base-cell-address="Not_Invoiced_Report.A1"/>
    </style:style>
    <style:style style:name="ce47"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80" style:base-cell-address="Not_Invoiced_Report.A1"/>
      <style:map style:condition="is-true-formula($i#ref!=&quot;ON - HOLD&quot;)" style:apply-style-name="ConditionalStyle_5f_79" style:base-cell-address="Not_Invoiced_Report.A1"/>
      <style:map style:condition="is-true-formula($i#ref!=&quot;RE-OPEN&quot;)" style:apply-style-name="ConditionalStyle_5f_78" style:base-cell-address="Not_Invoiced_Report.A1"/>
      <style:map style:condition="is-true-formula($i#ref!=&quot;CLOSED&quot;)" style:apply-style-name="ConditionalStyle_5f_77" style:base-cell-address="Not_Invoiced_Report.A1"/>
      <style:map style:condition="is-true-formula($i#ref!=&quot;NOT APPLICABLE&quot;)" style:apply-style-name="ConditionalStyle_5f_76" style:base-cell-address="Not_Invoiced_Report.A1"/>
      <style:map style:condition="is-true-formula([.$I#REF!]=&quot;DEFERRED&quot;)" style:apply-style-name="ConditionalStyle_5f_75" style:base-cell-address="Not_Invoiced_Report.A1"/>
    </style:style>
    <style:style style:name="ce48"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quot;H&quot;" style:apply-style-name="ConditionalStyle_5f_74" style:base-cell-address="Not_Invoiced_Report.A1"/>
    </style:style>
    <style:style style:name="ce49"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cell-content()=&quot;H&quot;" style:apply-style-name="ConditionalStyle_5f_74" style:base-cell-address="Not_Invoiced_Report.A1"/>
    </style:style>
    <style:style style:name="ce50"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H#REF!]=&quot;H&quot;)" style:apply-style-name="ConditionalStyle_5f_73" style:base-cell-address="Not_Invoiced_Report.A1"/>
    </style:style>
    <style:style style:name="ce5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H#REF!]=&quot;H&quot;)" style:apply-style-name="ConditionalStyle_5f_73" style:base-cell-address="Not_Invoiced_Report.A1"/>
    </style:style>
    <style:style style:name="ce52"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H#REF!]=&quot;H&quot;)" style:apply-style-name="ConditionalStyle_5f_73" style:base-cell-address="Not_Invoiced_Report.A1"/>
    </style:style>
    <style:style style:name="ce53"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H#REF!]=&quot;H&quot;)" style:apply-style-name="ConditionalStyle_5f_54" style:base-cell-address="Not_Invoiced_Report.A1"/>
    </style:style>
    <style:style style:name="ce54"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H#REF!]=&quot;H&quot;)" style:apply-style-name="ConditionalStyle_5f_47" style:base-cell-address="Not_Invoiced_Report.A1"/>
    </style:style>
    <style:style style:name="ce55"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H#REF!]=&quot;H&quot;)" style:apply-style-name="ConditionalStyle_5f_40" style:base-cell-address="Not_Invoiced_Report.A1"/>
    </style:style>
    <style:style style:name="ce5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H#REF!]=&quot;H&quot;)" style:apply-style-name="ConditionalStyle_5f_39" style:base-cell-address="Not_Invoiced_Report.A1"/>
    </style:style>
    <style:style style:name="ce57"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H#REF!]=&quot;H&quot;)" style:apply-style-name="ConditionalStyle_5f_73" style:base-cell-address="Not_Invoiced_Report.A1"/>
    </style:style>
    <style:style style:name="ce58"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H#REF!]=&quot;H&quot;)" style:apply-style-name="ConditionalStyle_5f_73" style:base-cell-address="Not_Invoiced_Report.A1"/>
    </style:style>
    <style:style style:name="ce59" style:family="table-cell" style:parent-style-name="Excel_20_Built-in_20_Normal">
      <style:map style:condition="is-true-formula([.$H#REF!]=&quot;H&quot;)" style:apply-style-name="ConditionalStyle_5f_73" style:base-cell-address="Not_Invoiced_Report.A1"/>
    </style:style>
    <style:style style:name="ce60" style:family="table-cell" style:parent-style-name="Excel_20_Built-in_20_Normal">
      <style:table-cell-properties fo:background-color="#bdd7ee"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6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63"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64"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60" style:base-cell-address="Not_Invoiced_Report.A1"/>
      <style:map style:condition="is-true-formula(#ref!=&quot;ON - HOLD&quot;)" style:apply-style-name="ConditionalStyle_5f_59" style:base-cell-address="Not_Invoiced_Report.A1"/>
      <style:map style:condition="is-true-formula(#ref!=&quot;RE-OPEN&quot;)" style:apply-style-name="ConditionalStyle_5f_58" style:base-cell-address="Not_Invoiced_Report.A1"/>
      <style:map style:condition="is-true-formula(#ref!=&quot;CLOSED&quot;)" style:apply-style-name="ConditionalStyle_5f_57" style:base-cell-address="Not_Invoiced_Report.A1"/>
      <style:map style:condition="is-true-formula(#ref!=&quot;NOT APPLICABLE&quot;)" style:apply-style-name="ConditionalStyle_5f_56" style:base-cell-address="Not_Invoiced_Report.A1"/>
      <style:map style:condition="is-true-formula(#REF!=&quot;DEFERRED&quot;)" style:apply-style-name="ConditionalStyle_5f_55" style:base-cell-address="Not_Invoiced_Report.A1"/>
    </style:style>
    <style:style style:name="ce65"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53" style:base-cell-address="Not_Invoiced_Report.A1"/>
      <style:map style:condition="is-true-formula(#ref!=&quot;ON - HOLD&quot;)" style:apply-style-name="ConditionalStyle_5f_52" style:base-cell-address="Not_Invoiced_Report.A1"/>
      <style:map style:condition="is-true-formula(#ref!=&quot;RE-OPEN&quot;)" style:apply-style-name="ConditionalStyle_5f_51" style:base-cell-address="Not_Invoiced_Report.A1"/>
      <style:map style:condition="is-true-formula(#ref!=&quot;CLOSED&quot;)" style:apply-style-name="ConditionalStyle_5f_50" style:base-cell-address="Not_Invoiced_Report.A1"/>
      <style:map style:condition="is-true-formula(#ref!=&quot;NOT APPLICABLE&quot;)" style:apply-style-name="ConditionalStyle_5f_49" style:base-cell-address="Not_Invoiced_Report.A1"/>
      <style:map style:condition="is-true-formula(#REF!=&quot;DEFERRED&quot;)" style:apply-style-name="ConditionalStyle_5f_48" style:base-cell-address="Not_Invoiced_Report.A1"/>
    </style:style>
    <style:style style:name="ce66"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46" style:base-cell-address="Not_Invoiced_Report.A1"/>
      <style:map style:condition="is-true-formula(#ref!=&quot;ON - HOLD&quot;)" style:apply-style-name="ConditionalStyle_5f_45" style:base-cell-address="Not_Invoiced_Report.A1"/>
      <style:map style:condition="is-true-formula(#ref!=&quot;RE-OPEN&quot;)" style:apply-style-name="ConditionalStyle_5f_44" style:base-cell-address="Not_Invoiced_Report.A1"/>
      <style:map style:condition="is-true-formula(#ref!=&quot;CLOSED&quot;)" style:apply-style-name="ConditionalStyle_5f_43" style:base-cell-address="Not_Invoiced_Report.A1"/>
      <style:map style:condition="is-true-formula(#ref!=&quot;NOT APPLICABLE&quot;)" style:apply-style-name="ConditionalStyle_5f_42" style:base-cell-address="Not_Invoiced_Report.A1"/>
      <style:map style:condition="is-true-formula(#REF!=&quot;DEFERRED&quot;)" style:apply-style-name="ConditionalStyle_5f_41" style:base-cell-address="Not_Invoiced_Report.A1"/>
    </style:style>
    <style:style style:name="ce67"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68"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69"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72" style:base-cell-address="Not_Invoiced_Report.A1"/>
      <style:map style:condition="is-true-formula($i#ref!=&quot;ON - HOLD&quot;)" style:apply-style-name="ConditionalStyle_5f_71" style:base-cell-address="Not_Invoiced_Report.A1"/>
      <style:map style:condition="is-true-formula($i#ref!=&quot;RE-OPEN&quot;)" style:apply-style-name="ConditionalStyle_5f_70" style:base-cell-address="Not_Invoiced_Report.A1"/>
      <style:map style:condition="is-true-formula($i#ref!=&quot;CLOSED&quot;)" style:apply-style-name="ConditionalStyle_5f_69" style:base-cell-address="Not_Invoiced_Report.A1"/>
      <style:map style:condition="is-true-formula($i#ref!=&quot;NOT APPLICABLE&quot;)" style:apply-style-name="ConditionalStyle_5f_68" style:base-cell-address="Not_Invoiced_Report.A1"/>
      <style:map style:condition="is-true-formula([.$I#REF!]=&quot;DEFERRED&quot;)" style:apply-style-name="ConditionalStyle_5f_67" style:base-cell-address="Not_Invoiced_Report.A1"/>
    </style:style>
    <style:style style:name="ce70"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7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72" style:base-cell-address="Not_Invoiced_Report.A1"/>
      <style:map style:condition="is-true-formula($i#ref!=&quot;ON - HOLD&quot;)" style:apply-style-name="ConditionalStyle_5f_71" style:base-cell-address="Not_Invoiced_Report.A1"/>
      <style:map style:condition="is-true-formula($i#ref!=&quot;RE-OPEN&quot;)" style:apply-style-name="ConditionalStyle_5f_70" style:base-cell-address="Not_Invoiced_Report.A1"/>
      <style:map style:condition="is-true-formula($i#ref!=&quot;CLOSED&quot;)" style:apply-style-name="ConditionalStyle_5f_69" style:base-cell-address="Not_Invoiced_Report.A1"/>
      <style:map style:condition="is-true-formula($i#ref!=&quot;NOT APPLICABLE&quot;)" style:apply-style-name="ConditionalStyle_5f_68" style:base-cell-address="Not_Invoiced_Report.A1"/>
      <style:map style:condition="is-true-formula([.$I#REF!]=&quot;DEFERRED&quot;)" style:apply-style-name="ConditionalStyle_5f_67" style:base-cell-address="Not_Invoiced_Report.A1"/>
    </style:style>
    <style:style style:name="ce73"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74"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75"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72" style:base-cell-address="Not_Invoiced_Report.A1"/>
      <style:map style:condition="is-true-formula($i#ref!=&quot;ON - HOLD&quot;)" style:apply-style-name="ConditionalStyle_5f_71" style:base-cell-address="Not_Invoiced_Report.A1"/>
      <style:map style:condition="is-true-formula($i#ref!=&quot;RE-OPEN&quot;)" style:apply-style-name="ConditionalStyle_5f_70" style:base-cell-address="Not_Invoiced_Report.A1"/>
      <style:map style:condition="is-true-formula($i#ref!=&quot;CLOSED&quot;)" style:apply-style-name="ConditionalStyle_5f_69" style:base-cell-address="Not_Invoiced_Report.A1"/>
      <style:map style:condition="is-true-formula($i#ref!=&quot;NOT APPLICABLE&quot;)" style:apply-style-name="ConditionalStyle_5f_68" style:base-cell-address="Not_Invoiced_Report.A1"/>
      <style:map style:condition="is-true-formula([.$I#REF!]=&quot;DEFERRED&quot;)" style:apply-style-name="ConditionalStyle_5f_67" style:base-cell-address="Not_Invoiced_Report.A1"/>
    </style:style>
    <style:style style:name="ce76"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77" style:family="table-cell" style:parent-style-name="Excel_20_Built-in_20_Normal">
      <style:table-cell-properties fo:background-color="#ffffff"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78"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66" style:base-cell-address="Not_Invoiced_Report.A1"/>
      <style:map style:condition="is-true-formula($i#ref!=&quot;ON - HOLD&quot;)" style:apply-style-name="ConditionalStyle_5f_65" style:base-cell-address="Not_Invoiced_Report.A1"/>
      <style:map style:condition="is-true-formula($i#ref!=&quot;RE-OPEN&quot;)" style:apply-style-name="ConditionalStyle_5f_64" style:base-cell-address="Not_Invoiced_Report.A1"/>
      <style:map style:condition="is-true-formula($i#ref!=&quot;CLOSED&quot;)" style:apply-style-name="ConditionalStyle_5f_63" style:base-cell-address="Not_Invoiced_Report.A1"/>
      <style:map style:condition="is-true-formula($i#ref!=&quot;NOT APPLICABLE&quot;)" style:apply-style-name="ConditionalStyle_5f_62" style:base-cell-address="Not_Invoiced_Report.A1"/>
      <style:map style:condition="is-true-formula([.$I#REF!]=&quot;DEFERRED&quot;)" style:apply-style-name="ConditionalStyle_5f_61" style:base-cell-address="Not_Invoiced_Report.A1"/>
    </style:style>
    <style:style style:name="ce79"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ref!=&quot;FIXED&quot;)" style:apply-style-name="ConditionalStyle_5f_107" style:base-cell-address="Not_Invoiced_Report.A1"/>
      <style:map style:condition="is-true-formula(#ref!=&quot;ON - HOLD&quot;)" style:apply-style-name="ConditionalStyle_5f_106" style:base-cell-address="Not_Invoiced_Report.A1"/>
      <style:map style:condition="is-true-formula(#ref!=&quot;RE-OPEN&quot;)" style:apply-style-name="ConditionalStyle_5f_105" style:base-cell-address="Not_Invoiced_Report.A1"/>
      <style:map style:condition="is-true-formula(#ref!=&quot;CLOSED&quot;)" style:apply-style-name="ConditionalStyle_5f_104" style:base-cell-address="Not_Invoiced_Report.A1"/>
      <style:map style:condition="is-true-formula(#ref!=&quot;NOT APPLICABLE&quot;)" style:apply-style-name="ConditionalStyle_5f_103" style:base-cell-address="Not_Invoiced_Report.A1"/>
      <style:map style:condition="is-true-formula(#REF!=&quot;DEFERRED&quot;)" style:apply-style-name="ConditionalStyle_5f_102" style:base-cell-address="Not_Invoiced_Report.A1"/>
    </style:style>
    <style:style style:name="ce8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Excel_20_Built-in_20_Normal">
      <style:table-cell-properties fo:border-bottom="0.0138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ref!=&quot;FIXED&quot;)" style:apply-style-name="ConditionalStyle_5f_72" style:base-cell-address="Not_Invoiced_Report.A1"/>
      <style:map style:condition="is-true-formula($i#ref!=&quot;ON - HOLD&quot;)" style:apply-style-name="ConditionalStyle_5f_71" style:base-cell-address="Not_Invoiced_Report.A1"/>
      <style:map style:condition="is-true-formula($i#ref!=&quot;RE-OPEN&quot;)" style:apply-style-name="ConditionalStyle_5f_70" style:base-cell-address="Not_Invoiced_Report.A1"/>
      <style:map style:condition="is-true-formula($i#ref!=&quot;CLOSED&quot;)" style:apply-style-name="ConditionalStyle_5f_69" style:base-cell-address="Not_Invoiced_Report.A1"/>
      <style:map style:condition="is-true-formula($i#ref!=&quot;NOT APPLICABLE&quot;)" style:apply-style-name="ConditionalStyle_5f_68" style:base-cell-address="Not_Invoiced_Report.A1"/>
      <style:map style:condition="is-true-formula([.$I#REF!]=&quot;DEFERRED&quot;)" style:apply-style-name="ConditionalStyle_5f_67" style:base-cell-address="Not_Invoiced_Report.A1"/>
    </style:style>
    <style:style style:name="ce84"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Excel_20_Built-in_20_Normal">
      <style:table-cell-properties fo:background-color="#d6dce5"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style:use-window-font-color="true"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3"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 style:family="text">
      <style:text-properties fo:color="#000000" style:text-outline="false" style:text-line-through-style="none" style:text-position="0% 100%"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T5" style:family="text">
      <style:text-properties fo:color="#000000"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6"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H&quot;;&quot;M&quot;;&quot;L&quot;)" table:allow-empty-cell="true" table:display-list="unsorted" table:base-cell-address="Not_Invoiced_Report.H5">
          <table:error-message table:message-type="stop" table:display="true"/>
        </table:content-validation>
        <table:content-validation table:name="val2" table:condition="of:cell-content-is-in-list(&quot;OPEN&quot;;&quot;CLOSED&quot;;&quot;ON - HOLD&quot;;&quot;RE-OPEN&quot;;&quot;FIXED&quot;;&quot;DEFERRED&quot;;&quot;NOT APPLICABLE&quot;)" table:allow-empty-cell="true" table:display-list="unsorted" table:base-cell-address="Not_Invoiced_Report.I5">
          <table:error-message table:message-type="stop" table:display="true"/>
        </table:content-validation>
      </table:content-validations>
      <table:table table:name="Not_Invoiced_Report"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visibility="collapse"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visibility="collapse"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number-columns-repeated="5" table:default-cell-style-name="Excel_20_Built-in_20_Normal"/>
        <table:table-column table:style-name="co4" table:default-cell-style-name="Excel_20_Built-in_20_Normal"/>
        <table:table-column table:style-name="co15" table:number-columns-repeated="2" table:default-cell-style-name="Excel_20_Built-in_20_Normal"/>
        <table:table-column table:style-name="co16" table:default-cell-style-name="Excel_20_Built-in_20_Normal"/>
        <table:table-column table:style-name="co9" table:default-cell-style-name="Excel_20_Built-in_20_Normal"/>
        <table:table-column table:style-name="co15" table:number-columns-repeated="21" table:default-cell-style-name="Excel_20_Built-in_20_Normal"/>
        <table:table-column table:style-name="co17" table:number-columns-repeated="979" table:default-cell-style-name="Excel_20_Built-in_20_Normal"/>
        <table:table-row table:style-name="ro1">
          <table:table-cell table:style-name="ce1"/>
          <table:table-cell table:style-name="ce3"/>
          <table:table-cell table:style-name="ce17"/>
          <table:table-cell table:style-name="ce28" table:number-columns-repeated="3"/>
          <table:table-cell table:style-name="ce3"/>
          <table:table-cell table:style-name="ce48"/>
          <table:table-cell table:style-name="ce2"/>
          <table:table-cell table:style-name="ce28"/>
          <table:table-cell table:style-name="ce70"/>
          <table:table-cell table:style-name="ce3"/>
          <table:table-cell table:style-name="ce2"/>
          <table:table-cell table:style-name="ce3"/>
          <table:table-cell table:style-name="ce1" table:number-columns-repeated="31"/>
          <table:table-cell table:number-columns-repeated="979"/>
        </table:table-row>
        <table:table-row table:style-name="ro1">
          <table:table-cell table:style-name="ce1"/>
          <table:table-cell table:style-name="ce3"/>
          <table:table-cell table:style-name="ce17"/>
          <table:table-cell table:style-name="ce28" table:number-columns-repeated="3"/>
          <table:table-cell table:style-name="ce42" office:value-type="string">
            <text:p><text:s/>DEFECT SUMMARY - AWB entry form </text:p>
          </table:table-cell>
          <table:table-cell table:style-name="ce48"/>
          <table:table-cell table:style-name="ce2"/>
          <table:table-cell table:style-name="ce28"/>
          <table:table-cell table:style-name="ce70"/>
          <table:table-cell table:style-name="ce3"/>
          <table:table-cell table:style-name="ce2"/>
          <table:table-cell table:style-name="ce3"/>
          <table:table-cell table:style-name="ce1" table:number-columns-repeated="31"/>
          <table:table-cell table:number-columns-repeated="979"/>
        </table:table-row>
        <table:table-row table:style-name="ro1">
          <table:table-cell table:style-name="ce1"/>
          <table:table-cell table:style-name="ce3"/>
          <table:table-cell table:style-name="ce17"/>
          <table:table-cell table:style-name="ce28" table:number-columns-repeated="3"/>
          <table:table-cell table:style-name="ce3"/>
          <table:table-cell table:style-name="ce48"/>
          <table:table-cell table:style-name="ce2"/>
          <table:table-cell table:style-name="ce28"/>
          <table:table-cell table:style-name="ce70"/>
          <table:table-cell table:style-name="ce3"/>
          <table:table-cell table:style-name="ce2"/>
          <table:table-cell table:style-name="ce3"/>
          <table:table-cell table:style-name="ce1" table:number-columns-repeated="31"/>
          <table:table-cell table:number-columns-repeated="979"/>
        </table:table-row>
        <table:table-row table:style-name="ro1">
          <table:table-cell table:style-name="ce1"/>
          <table:table-cell table:style-name="ce4" office:value-type="string">
            <text:p>Module</text:p>
          </table:table-cell>
          <table:table-cell table:style-name="ce18" office:value-type="string">
            <text:p>Found Date</text:p>
          </table:table-cell>
          <table:table-cell table:style-name="ce29" office:value-type="string">
            <text:p>Release</text:p>
          </table:table-cell>
          <table:table-cell table:style-name="ce29" office:value-type="string">
            <text:p>Occurrence</text:p>
          </table:table-cell>
          <table:table-cell table:style-name="ce39" office:value-type="string">
            <text:p>Issue No</text:p>
          </table:table-cell>
          <table:table-cell table:style-name="ce4" office:value-type="string">
            <text:p>Issue description</text:p>
          </table:table-cell>
          <table:table-cell table:style-name="ce49" office:value-type="string">
            <text:p>Defect Severity</text:p>
          </table:table-cell>
          <table:table-cell table:style-name="ce60" office:value-type="string">
            <text:p>Defect Status</text:p>
          </table:table-cell>
          <table:table-cell table:style-name="ce39" office:value-type="string">
            <text:p>Bug Report (Y/N)</text:p>
          </table:table-cell>
          <table:table-cell table:style-name="ce29" office:value-type="string">
            <text:p>Test Data</text:p>
          </table:table-cell>
          <table:table-cell table:style-name="ce4" office:value-type="string">
            <text:p>Comments</text:p>
          </table:table-cell>
          <table:table-cell table:style-name="ce60" office:value-type="string">
            <text:p>Developer</text:p>
          </table:table-cell>
          <table:table-cell table:style-name="ce4" office:value-type="string">
            <text:p>Developer Comments</text:p>
          </table:table-cell>
          <table:table-cell table:style-name="ce1" table:number-columns-repeated="2"/>
          <table:table-cell table:style-name="ce85" office:value-type="string">
            <text:p>Severity</text:p>
          </table:table-cell>
          <table:table-cell table:style-name="ce85" office:value-type="string">
            <text:p>OPEN</text:p>
          </table:table-cell>
          <table:table-cell table:style-name="ce85" office:value-type="string">
            <text:p>RE-OPEN</text:p>
          </table:table-cell>
          <table:table-cell table:style-name="ce85" office:value-type="string">
            <text:p>ON - HOLD</text:p>
          </table:table-cell>
          <table:table-cell table:style-name="ce85" office:value-type="string">
            <text:p>CLOSED</text:p>
          </table:table-cell>
          <table:table-cell table:style-name="ce85" office:value-type="string">
            <text:p>FIXED</text:p>
          </table:table-cell>
          <table:table-cell table:style-name="ce85" office:value-type="string">
            <text:p>DEFERRED</text:p>
          </table:table-cell>
          <table:table-cell table:style-name="ce85" office:value-type="string">
            <text:p>NOT APPLICABLE</text:p>
          </table:table-cell>
          <table:table-cell table:style-name="ce85" office:value-type="string">
            <text:p>Count</text:p>
          </table:table-cell>
          <table:table-cell table:style-name="ce1" table:number-columns-repeated="20"/>
          <table:table-cell table:number-columns-repeated="979"/>
        </table:table-row>
        <table:table-row table:style-name="ro2">
          <table:table-cell table:style-name="ce2"/>
          <table:table-cell table:style-name="ce5" office:value-type="string">
            <text:p>Not_Invoice_Report</text:p>
          </table:table-cell>
          <table:table-cell table:style-name="ce19"/>
          <table:table-cell table:number-columns-repeated="2" table:style-name="ce30" office:value-type="float" office:value="3">
            <text:p>3</text:p>
          </table:table-cell>
          <table:table-cell table:style-name="ce30" office:value-type="float" office:value="1">
            <text:p>1</text:p>
          </table:table-cell>
          <table:table-cell table:style-name="ce5" office:value-type="string">
            <text:p>Issue 001: System should have facility to generate the report by filtering only the agency and date range. But Currently user not be able to generate report without selecting unbilled or uninvoiced options.</text:p>
            <text:p>Refer the screenshot.Issue 001: System should have facility to generate the report by filtering only the agency and date range. But Currently user not be able to generate report without selecting unbilled or uninvoiced options.</text:p>
            <text:p>Refer the screenshot.</text:p>
          </table:table-cell>
          <table:table-cell table:style-name="ce50" table:content-validation-name="val1" office:value-type="string">
            <text:p>H</text:p>
          </table:table-cell>
          <table:table-cell table:style-name="ce61" table:content-validation-name="val2" office:value-type="string">
            <text:p>NOT APPLICABLE</text:p>
          </table:table-cell>
          <table:table-cell table:style-name="ce30"/>
          <table:table-cell table:style-name="ce71"/>
          <table:table-cell table:style-name="ce5" office:value-type="string">
            <text:p>QA: <text:s/>as discussed remove the ALL option. </text:p>
            <text:p>Remove the Detail summary grid from the report.QA: <text:s/>as discussed remove the ALL option. </text:p>
            <text:p>Remove the Detail summary grid from the report.</text:p>
          </table:table-cell>
          <table:table-cell table:style-name="ce67"/>
          <table:table-cell table:style-name="ce80" office:value-type="string">
            <text:p>Please create a new case instead of commenting on the old case and reopening.</text:p>
            <text:p/>
            <text:p>The All option was removed a couple of releases ago.</text:p>
          </table:table-cell>
          <table:table-cell table:style-name="ce2" table:number-columns-repeated="31"/>
          <table:table-cell table:number-columns-repeated="979"/>
        </table:table-row>
        <table:table-row table:style-name="ro3" table:visibility="collapse">
          <table:table-cell table:style-name="ce2"/>
          <table:table-cell table:style-name="ce6" office:value-type="string">
            <text:p>Not_Invoice_Report</text:p>
          </table:table-cell>
          <table:table-cell table:style-name="ce20"/>
          <table:table-cell table:number-columns-repeated="2" table:style-name="ce31" office:value-type="float" office:value="1">
            <text:p>1</text:p>
          </table:table-cell>
          <table:table-cell table:style-name="ce30" office:value-type="float" office:value="2">
            <text:p>2</text:p>
          </table:table-cell>
          <table:table-cell table:style-name="ce5" office:value-type="string">
            <text:p>Issue 002: weight column is missing in the summary grid.</text:p>
            <text:p>Refer the screenshot.Issue 002: weight column is missing in the summary grid.</text:p>
            <text:p>Refer the screenshot.</text:p>
          </table:table-cell>
          <table:table-cell table:style-name="ce50" table:content-validation-name="val1" office:value-type="string">
            <text:p>H</text:p>
          </table:table-cell>
          <table:table-cell table:style-name="ce61" table:content-validation-name="val2" office:value-type="string">
            <text:p>CLOSED</text:p>
          </table:table-cell>
          <table:table-cell table:style-name="ce30"/>
          <table:table-cell table:style-name="ce71"/>
          <table:table-cell table:style-name="ce5"/>
          <table:table-cell table:style-name="ce77"/>
          <table:table-cell table:style-name="ce81"/>
          <table:table-cell table:style-name="ce2" table:number-columns-repeated="31"/>
          <table:table-cell table:number-columns-repeated="979"/>
        </table:table-row>
        <table:table-row table:style-name="ro4" table:visibility="collapse">
          <table:table-cell table:style-name="ce2"/>
          <table:table-cell table:style-name="ce7" office:value-type="string">
            <text:p>Not_Invoice_Report</text:p>
          </table:table-cell>
          <table:table-cell table:style-name="ce21"/>
          <table:table-cell table:style-name="ce32" office:value-type="float" office:value="3">
            <text:p>3</text:p>
          </table:table-cell>
          <table:table-cell table:style-name="ce32" office:value-type="float" office:value="2">
            <text:p>2</text:p>
          </table:table-cell>
          <table:table-cell table:style-name="ce30" office:value-type="float" office:value="3">
            <text:p>3</text:p>
          </table:table-cell>
          <table:table-cell table:style-name="ce5" office:value-type="string">
            <text:p>Issue 003 : Total AWB count and weight count should be displayed under the summary grid. Currently it will not. Refer the screenshot.</text:p>
          </table:table-cell>
          <table:table-cell table:style-name="ce50" table:content-validation-name="val1" office:value-type="string">
            <text:p>H</text:p>
          </table:table-cell>
          <table:table-cell table:style-name="ce61" table:content-validation-name="val2" office:value-type="string">
            <text:p>CLOSED</text:p>
          </table:table-cell>
          <table:table-cell table:style-name="ce30"/>
          <table:table-cell table:style-name="ce71"/>
          <table:table-cell table:style-name="ce5"/>
          <table:table-cell table:style-name="ce67"/>
          <table:table-cell table:style-name="ce82"/>
          <table:table-cell table:style-name="ce2" table:number-columns-repeated="31"/>
          <table:table-cell table:number-columns-repeated="979"/>
        </table:table-row>
        <table:table-row table:style-name="ro5">
          <table:table-cell table:style-name="ce2"/>
          <table:table-cell table:style-name="ce8" office:value-type="string">
            <text:p>Not_Invoice_Report</text:p>
          </table:table-cell>
          <table:table-cell table:style-name="ce22"/>
          <table:table-cell table:style-name="ce33" office:value-type="float" office:value="3">
            <text:p>3</text:p>
          </table:table-cell>
          <table:table-cell table:style-name="ce33" office:value-type="float" office:value="2">
            <text:p>2</text:p>
          </table:table-cell>
          <table:table-cell table:style-name="ce30" office:value-type="float" office:value="4">
            <text:p>4</text:p>
          </table:table-cell>
          <table:table-cell table:style-name="ce43" office:value-type="string">
            <text:p><text:span text:style-name="T1">Issue 004 : </text:span><text:span text:style-name="T2">Bill status </text:span><text:span text:style-name="T2">name(Express.CfgBillStatus </text:span><text:span text:style-name="T2">Table) </text:span><text:span text:style-name="T1">should be displayed in </text:span><text:span text:style-name="T1">Error Type column. Not the </text:span><text:span text:style-name="T1">Bill status code. Currently </text:span><text:span text:style-name="T1">system suppose to display </text:span><text:span text:style-name="T1">bill status code. Refer the </text:span><text:span text:style-name="T1">screenshot.Issue 004 : </text:span><text:span text:style-name="T2">Bill </text:span><text:span text:style-name="T2">status </text:span><text:span text:style-name="T2">name(Express.CfgBillStatus </text:span><text:span text:style-name="T2">Table) </text:span><text:span text:style-name="T1">should be displayed in </text:span><text:span text:style-name="T1">Error Type column. Not the </text:span><text:span text:style-name="T1">Bill status code. Currently </text:span><text:span text:style-name="T1">system suppose to display </text:span><text:span text:style-name="T1">bill status code. Refer the </text:span><text:span text:style-name="T1">screenshot.</text:span></text:p>
          </table:table-cell>
          <table:table-cell table:style-name="ce50" table:content-validation-name="val1" office:value-type="string">
            <text:p>M</text:p>
          </table:table-cell>
          <table:table-cell table:style-name="ce61" table:content-validation-name="val2" office:value-type="string">
            <text:p>NOT APPLICABLE</text:p>
          </table:table-cell>
          <table:table-cell table:style-name="ce30">
            <draw:frame table:end-cell-address="Not_Invoiced_Report.L26" table:end-x="0.4929in" table:end-y="0.065in" draw:z-index="0" draw:name="Picture 4" draw:style-name="gr1" draw:text-style-name="P1" svg:width="0.9787in" svg:height="7.0823in" svg:x="0.7768in" svg:y="0.6614in">
              <draw:image xlink:href="Pictures/2000001100000904000004C14F03DBA6.wmf" xlink:type="simple" xlink:show="embed" xlink:actuate="onLoad">
                <text:p/>
              </draw:image>
            </draw:frame>
          </table:table-cell>
          <table:table-cell table:style-name="ce71"/>
          <table:table-cell table:style-name="ce5" office:value-type="string">
            <text:p>QA: <text:s/>ON HOLD DUE TO ISSUE 1 AND 3</text:p>
          </table:table-cell>
          <table:table-cell table:style-name="ce77"/>
          <table:table-cell table:style-name="ce5" office:value-type="string">
            <text:p>Whats in there is developed according to the SRS. </text:p>
          </table:table-cell>
          <table:table-cell table:style-name="ce2" table:number-columns-repeated="31"/>
          <table:table-cell table:number-columns-repeated="979"/>
        </table:table-row>
        <table:table-row table:style-name="ro6">
          <table:table-cell table:style-name="ce2"/>
          <table:table-cell table:style-name="ce9" office:value-type="string">
            <text:p>Not_Invoice_Report</text:p>
          </table:table-cell>
          <table:table-cell table:style-name="ce23"/>
          <table:table-cell table:style-name="ce34" office:value-type="float" office:value="3">
            <text:p>3</text:p>
          </table:table-cell>
          <table:table-cell table:style-name="ce34" office:value-type="float" office:value="2">
            <text:p>2</text:p>
          </table:table-cell>
          <table:table-cell table:style-name="ce30" office:value-type="float" office:value="5">
            <text:p>5</text:p>
          </table:table-cell>
          <table:table-cell table:style-name="ce44" office:value-type="string">
            <text:p><text:span text:style-name="T3">Issue 005 : Unbilled : system </text:span><text:span text:style-name="T3">does not <text:s/>displayed ALL the </text:span><text:span text:style-name="T3">unbilled product details, </text:span><text:span text:style-name="T3">when user select All the </text:span><text:span text:style-name="T3">products in search criteria. </text:span><text:span text:style-name="T3">Refer the screenshot.</text:span></text:p>
            <text:p><text:span text:style-name="T3">Test data :Date </text:span><text:span text:style-name="T3">range(2020.01.23/2020.01.2</text:span><text:span text:style-name="T3">4)-fedex-lk</text:span></text:p>
            <text:p><text:span text:style-name="T4">Products</text:span></text:p>
            <text:p><text:span text:style-name="T5">-Inbound Freight</text:span></text:p>
            <text:p><text:span text:style-name="T5">-Outbound Freight</text:span></text:p>
            <text:p><text:span text:style-name="T5">-Third party freight</text:span></text:p>
            <text:p><text:span text:style-name="T5">-Pick up</text:span></text:p>
            <text:p><text:span text:style-name="T5">-POD</text:span><text:span text:style-name="T3">Issue 005 : Unbilled : </text:span><text:span text:style-name="T3">system does not <text:s/>displayed </text:span><text:span text:style-name="T3">ALL the unbilled product </text:span><text:span text:style-name="T3">details, when user select All </text:span><text:span text:style-name="T3">the products in search </text:span><text:span text:style-name="T3">criteria. Refer the </text:span><text:span text:style-name="T3">screenshot.</text:span></text:p>
            <text:p><text:span text:style-name="T3">Test data :Date </text:span><text:span text:style-name="T3">range(2020.01.23/2020.01.2</text:span><text:span text:style-name="T3">4)-fedex-lk</text:span></text:p>
            <text:p><text:span text:style-name="T4">Products</text:span></text:p>
            <text:p><text:span text:style-name="T5">-Inbound Freight</text:span></text:p>
            <text:p><text:span text:style-name="T5">-Outbound Freight</text:span></text:p>
            <text:p><text:span text:style-name="T5">-Third party freight</text:span></text:p>
            <text:p><text:span text:style-name="T5">-Pick up</text:span></text:p>
            <text:p><text:span text:style-name="T5">-POD</text:span></text:p>
          </table:table-cell>
          <table:table-cell table:style-name="ce50" table:content-validation-name="val1" office:value-type="string">
            <text:p>H</text:p>
          </table:table-cell>
          <table:table-cell table:style-name="ce61" table:content-validation-name="val2" office:value-type="string">
            <text:p>FIXED</text:p>
          </table:table-cell>
          <table:table-cell table:style-name="ce30"/>
          <table:table-cell table:style-name="ce19"/>
          <table:table-cell table:style-name="ce5"/>
          <table:table-cell table:style-name="ce67"/>
          <table:table-cell table:style-name="ce5" office:value-type="string">
            <text:p>Screenshot in the attachement. Check and let me know the issues in it, will rectify. </text:p>
            <text:p/>
            <text:p>For the date you gave, the data is skewed and difficult to test. So, I did the testing on 21<text:span text:style-name="T6">st</text:span>.</text:p>
          </table:table-cell>
          <table:table-cell table:style-name="ce2" table:number-columns-repeated="31"/>
          <table:table-cell table:number-columns-repeated="979"/>
        </table:table-row>
        <table:table-row table:style-name="ro7">
          <table:table-cell table:style-name="ce2"/>
          <table:table-cell table:style-name="ce10" office:value-type="string">
            <text:p>Not_Invoice_Report</text:p>
          </table:table-cell>
          <table:table-cell table:style-name="ce24"/>
          <table:table-cell table:number-columns-repeated="2" table:style-name="ce35" office:value-type="float" office:value="1">
            <text:p>1</text:p>
          </table:table-cell>
          <table:table-cell table:style-name="ce40" office:value-type="float" office:value="6">
            <text:p>6</text:p>
          </table:table-cell>
          <table:table-cell table:style-name="ce45" office:value-type="string">
            <text:p>Issue 006: Unbilled - when user generate report product wise, system displayed same data set for the every product . Refer the screenshot</text:p>
            <text:p>Test data : Date Range (2020.01.24/2020.01.24)-fedex-lk)</text:p>
            <text:p>Issue 006: Unbilled - when user generate report product wise, system displayed same data set for the every product . Refer the screenshot</text:p>
            <text:p>Test data : Date Range (2020.01.24/2020.01.24)-fedex-lk)</text:p>
            <text:p/>
          </table:table-cell>
          <table:table-cell table:style-name="ce51" table:content-validation-name="val1" office:value-type="string">
            <text:p>H</text:p>
          </table:table-cell>
          <table:table-cell table:style-name="ce62" table:content-validation-name="val2" office:value-type="string">
            <text:p>FIXED</text:p>
          </table:table-cell>
          <table:table-cell table:style-name="ce30"/>
          <table:table-cell table:style-name="ce71"/>
          <table:table-cell table:style-name="ce5"/>
          <table:table-cell table:style-name="ce67"/>
          <table:table-cell table:style-name="ce5" office:value-type="string">
            <text:p>Check the screenshot for Issue no 5</text:p>
          </table:table-cell>
          <table:table-cell table:style-name="ce2" table:number-columns-repeated="31"/>
          <table:table-cell table:number-columns-repeated="979"/>
        </table:table-row>
        <table:table-row table:style-name="ro4" table:visibility="collapse">
          <table:table-cell table:style-name="ce2"/>
          <table:table-cell table:style-name="ce11" office:value-type="string">
            <text:p>Not_Invoice_Report</text:p>
          </table:table-cell>
          <table:table-cell table:style-name="ce25"/>
          <table:table-cell table:number-columns-repeated="2" table:style-name="ce36" office:value-type="float" office:value="1">
            <text:p>1</text:p>
          </table:table-cell>
          <table:table-cell table:style-name="ce30" office:value-type="float" office:value="7">
            <text:p>7</text:p>
          </table:table-cell>
          <table:table-cell table:style-name="ce5" office:value-type="string">
            <text:p>Issue 007: when user click on report summary grid, it will move on to the another screen. Refer the screenshots</text:p>
          </table:table-cell>
          <table:table-cell table:style-name="ce50" table:content-validation-name="val1" office:value-type="string">
            <text:p>M</text:p>
          </table:table-cell>
          <table:table-cell table:style-name="ce61" table:content-validation-name="val2" office:value-type="string">
            <text:p>DEFERRED</text:p>
          </table:table-cell>
          <table:table-cell table:style-name="ce30" office:value-type="string">
            <text:p>Need clarification.</text:p>
          </table:table-cell>
          <table:table-cell table:style-name="ce71"/>
          <table:table-cell table:style-name="ce5"/>
          <table:table-cell table:style-name="ce67" table:number-columns-repeated="2"/>
          <table:table-cell table:style-name="ce2" table:number-columns-repeated="31"/>
          <table:table-cell table:number-columns-repeated="979"/>
        </table:table-row>
        <table:table-row table:style-name="ro7" table:visibility="collapse">
          <table:table-cell table:style-name="ce2"/>
          <table:table-cell table:style-name="ce11" office:value-type="string">
            <text:p>Not_Invoice_Report</text:p>
          </table:table-cell>
          <table:table-cell table:style-name="ce25"/>
          <table:table-cell table:number-columns-repeated="2" table:style-name="ce36" office:value-type="float" office:value="1">
            <text:p>1</text:p>
          </table:table-cell>
          <table:table-cell table:style-name="ce30" office:value-type="float" office:value="8">
            <text:p>8</text:p>
          </table:table-cell>
          <table:table-cell table:style-name="ce46" office:value-type="string">
            <text:p>Issue 008: data is not getting viewed according to the selected invoice type , eg: filter for 2020/01/28 , there are 2 AWBs for POD and Freight invoice , and filter for POD only , both the data will get updated in the report. Data : 112623460444 , 119774423680 .</text:p>
            <text:p>same should be validated for outbound , pickup as well.Issue 008: data is not getting viewed according to the selected invoice type , eg: filter for 2020/01/28 , there are 2 AWBs for POD and Freight invoice , and filter for POD only , both the data will get updated in the report. Data : 112623460444 , 119774423680 .</text:p>
            <text:p>same should be validated for outbound , pickup as well.</text:p>
          </table:table-cell>
          <table:table-cell table:style-name="ce50" table:content-validation-name="val1" office:value-type="string">
            <text:p>H</text:p>
          </table:table-cell>
          <table:table-cell table:style-name="ce61" table:content-validation-name="val2" office:value-type="string">
            <text:p>CLOSED</text:p>
          </table:table-cell>
          <table:table-cell table:style-name="ce69"/>
          <table:table-cell table:style-name="ce72"/>
          <table:table-cell table:style-name="ce75"/>
          <table:table-cell table:style-name="ce78"/>
          <table:table-cell table:style-name="ce83"/>
          <table:table-cell table:style-name="ce2" table:number-columns-repeated="31"/>
          <table:table-cell table:number-columns-repeated="979"/>
        </table:table-row>
        <table:table-row table:style-name="ro4" table:visibility="collapse">
          <table:table-cell table:style-name="ce2"/>
          <table:table-cell table:style-name="ce12" office:value-type="string">
            <text:p>Not_Invoice_Report</text:p>
          </table:table-cell>
          <table:table-cell table:style-name="ce26"/>
          <table:table-cell table:number-columns-repeated="2" table:style-name="ce37" office:value-type="float" office:value="2">
            <text:p>2</text:p>
          </table:table-cell>
          <table:table-cell table:style-name="ce41" office:value-type="float" office:value="9">
            <text:p>9</text:p>
          </table:table-cell>
          <table:table-cell table:style-name="ce47" office:value-type="string">
            <text:p>Issue 009: in the given report the error description should get updated. When users filtered from the agency and date range only.</text:p>
          </table:table-cell>
          <table:table-cell table:style-name="ce52" table:content-validation-name="val1" office:value-type="string">
            <text:p>H</text:p>
          </table:table-cell>
          <table:table-cell table:style-name="ce63" table:content-validation-name="val2" office:value-type="string">
            <text:p>CLOSED</text:p>
          </table:table-cell>
          <table:table-cell table:style-name="ce41"/>
          <table:table-cell table:style-name="ce73"/>
          <table:table-cell table:style-name="ce76"/>
          <table:table-cell table:style-name="ce79" table:number-columns-repeated="2"/>
          <table:table-cell table:style-name="ce2" table:number-columns-repeated="31"/>
          <table:table-cell table:number-columns-repeated="979"/>
        </table:table-row>
        <table:table-row table:style-name="ro8" table:visibility="collapse">
          <table:table-cell table:style-name="ce2"/>
          <table:table-cell table:style-name="ce12" office:value-type="string">
            <text:p>Not_Invoice_Report</text:p>
          </table:table-cell>
          <table:table-cell table:style-name="ce19"/>
          <table:table-cell table:style-name="ce30" office:value-type="float" office:value="2">
            <text:p>2</text:p>
          </table:table-cell>
          <table:table-cell table:style-name="ce30" office:value-type="float" office:value="1">
            <text:p>1</text:p>
          </table:table-cell>
          <table:table-cell table:style-name="ce30" office:value-type="float" office:value="10">
            <text:p>10</text:p>
          </table:table-cell>
          <table:table-cell table:style-name="ce5" office:value-type="string">
            <text:p>Issue 010: align the lines of the summary grid without stricking the word. Check word 'weight'</text:p>
          </table:table-cell>
          <table:table-cell table:style-name="ce52" table:content-validation-name="val1" office:value-type="string">
            <text:p>L</text:p>
          </table:table-cell>
          <table:table-cell table:style-name="ce63" table:content-validation-name="val2" office:value-type="string">
            <text:p>CLOSED</text:p>
          </table:table-cell>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4" table:visibility="collapse">
          <table:table-cell table:style-name="ce2"/>
          <table:table-cell table:style-name="ce12" office:value-type="string">
            <text:p>Not_Invoice_Report</text:p>
          </table:table-cell>
          <table:table-cell table:style-name="ce19"/>
          <table:table-cell table:style-name="ce30" office:value-type="float" office:value="2">
            <text:p>2</text:p>
          </table:table-cell>
          <table:table-cell table:style-name="ce30" office:value-type="float" office:value="1">
            <text:p>1</text:p>
          </table:table-cell>
          <table:table-cell table:style-name="ce41" office:value-type="float" office:value="11">
            <text:p>11</text:p>
          </table:table-cell>
          <table:table-cell table:style-name="ce5" office:value-type="string">
            <text:p>Issue 011: serivce type is not getting updated in the report, after the Shipper / consignee values service type should get updated. Pls update the description of the service type. (Consult leel)</text:p>
          </table:table-cell>
          <table:table-cell table:style-name="ce53" table:content-validation-name="val1" office:value-type="string">
            <text:p>H</text:p>
          </table:table-cell>
          <table:table-cell table:style-name="ce64" table:content-validation-name="val2" office:value-type="string">
            <text:p>CLOSED</text:p>
          </table:table-cell>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4">
          <table:table-cell table:style-name="ce2"/>
          <table:table-cell table:style-name="ce12" office:value-type="string">
            <text:p>Not_Invoice_Report</text:p>
          </table:table-cell>
          <table:table-cell table:style-name="ce19"/>
          <table:table-cell table:style-name="ce30" office:value-type="float" office:value="3">
            <text:p>3</text:p>
          </table:table-cell>
          <table:table-cell table:style-name="ce30" office:value-type="float" office:value="2">
            <text:p>2</text:p>
          </table:table-cell>
          <table:table-cell table:style-name="ce30" office:value-type="float" office:value="12">
            <text:p>12</text:p>
          </table:table-cell>
          <table:table-cell table:style-name="ce5" office:value-type="string">
            <text:p>Issue 012: bottom of the report the print user and date should get updated , as given in the srs. (good if you can refer the SRS since the report formt is given in that document)</text:p>
          </table:table-cell>
          <table:table-cell table:style-name="ce53" table:content-validation-name="val1" office:value-type="string">
            <text:p>M</text:p>
          </table:table-cell>
          <table:table-cell table:style-name="ce64" table:content-validation-name="val2" office:value-type="string">
            <text:p>FIXED</text:p>
          </table:table-cell>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8" table:visibility="collapse">
          <table:table-cell table:style-name="ce2"/>
          <table:table-cell table:style-name="ce12" office:value-type="string">
            <text:p>Not_Invoice_Report</text:p>
          </table:table-cell>
          <table:table-cell table:style-name="ce19"/>
          <table:table-cell table:style-name="ce30" office:value-type="float" office:value="2">
            <text:p>2</text:p>
          </table:table-cell>
          <table:table-cell table:style-name="ce30" office:value-type="float" office:value="1">
            <text:p>1</text:p>
          </table:table-cell>
          <table:table-cell table:style-name="ce41" office:value-type="float" office:value="13">
            <text:p>13</text:p>
          </table:table-cell>
          <table:table-cell table:style-name="ce5" office:value-type="string">
            <text:p>Issue 013: Bill status name should be --&gt; error type.</text:p>
          </table:table-cell>
          <table:table-cell table:style-name="ce54" table:content-validation-name="val1" office:value-type="string">
            <text:p>L</text:p>
          </table:table-cell>
          <table:table-cell table:style-name="ce65" table:content-validation-name="val2" office:value-type="string">
            <text:p>CLOSED</text:p>
          </table:table-cell>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8" table:visibility="collapse">
          <table:table-cell table:style-name="ce2"/>
          <table:table-cell table:style-name="ce12" office:value-type="string">
            <text:p>Not_Invoice_Report</text:p>
          </table:table-cell>
          <table:table-cell table:style-name="ce19"/>
          <table:table-cell table:style-name="ce30" office:value-type="float" office:value="2">
            <text:p>2</text:p>
          </table:table-cell>
          <table:table-cell table:style-name="ce30" office:value-type="float" office:value="1">
            <text:p>1</text:p>
          </table:table-cell>
          <table:table-cell table:style-name="ce30" office:value-type="float" office:value="14">
            <text:p>14</text:p>
          </table:table-cell>
          <table:table-cell table:style-name="ce5" office:value-type="string">
            <text:p>Issue 014: incorrect summary is getting updated for below filtering , Uninvoiced , Inbound Freight.</text:p>
          </table:table-cell>
          <table:table-cell table:style-name="ce55" table:content-validation-name="val1" office:value-type="string">
            <text:p>M</text:p>
          </table:table-cell>
          <table:table-cell table:style-name="ce66" table:content-validation-name="val2" office:value-type="string">
            <text:p>CLOSED</text:p>
          </table:table-cell>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8">
          <table:table-cell table:style-name="ce2"/>
          <table:table-cell table:style-name="ce12" office:value-type="string">
            <text:p>Not_Invoice_Report</text:p>
          </table:table-cell>
          <table:table-cell table:style-name="ce19"/>
          <table:table-cell table:style-name="ce30" office:value-type="float" office:value="2">
            <text:p>2</text:p>
          </table:table-cell>
          <table:table-cell table:style-name="ce30" office:value-type="float" office:value="1">
            <text:p>1</text:p>
          </table:table-cell>
          <table:table-cell table:style-name="ce30" office:value-type="float" office:value="15">
            <text:p>15</text:p>
          </table:table-cell>
          <table:table-cell table:style-name="ce45" office:value-type="string">
            <text:p>Issue 015: consignee tag is not visible to the users in the report.</text:p>
          </table:table-cell>
          <table:table-cell table:style-name="ce56" table:content-validation-name="val1" office:value-type="string">
            <text:p>L</text:p>
          </table:table-cell>
          <table:table-cell table:style-name="ce66" table:content-validation-name="val2" office:value-type="string">
            <text:p>FIXED</text:p>
          </table:table-cell>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4">
          <table:table-cell table:style-name="ce2"/>
          <table:table-cell table:style-name="ce12" office:value-type="string">
            <text:p>Not_Invoice_Report</text:p>
          </table:table-cell>
          <table:table-cell table:style-name="ce19"/>
          <table:table-cell table:style-name="ce30" office:value-type="float" office:value="3">
            <text:p>3</text:p>
          </table:table-cell>
          <table:table-cell table:style-name="ce30" office:value-type="float" office:value="1">
            <text:p>1</text:p>
          </table:table-cell>
          <table:table-cell table:style-name="ce30" office:value-type="float" office:value="16">
            <text:p>16</text:p>
          </table:table-cell>
          <table:table-cell table:style-name="ce45" office:value-type="string">
            <text:p>Issue 016: after generating a report for the selections then try to select entering agency and date range only. Will not work </text:p>
          </table:table-cell>
          <table:table-cell table:style-name="ce56" table:content-validation-name="val1" office:value-type="string">
            <text:p>M</text:p>
          </table:table-cell>
          <table:table-cell table:style-name="ce66" table:content-validation-name="val2" office:value-type="string">
            <text:p>NOT APPLICABLE</text:p>
          </table:table-cell>
          <table:table-cell table:style-name="ce30"/>
          <table:table-cell table:style-name="ce71"/>
          <table:table-cell table:style-name="ce5"/>
          <table:table-cell table:style-name="ce67"/>
          <table:table-cell table:style-name="ce5" office:value-type="string">
            <text:p>You can click the cancel button to start it over.</text:p>
          </table:table-cell>
          <table:table-cell table:style-name="ce84"/>
          <table:table-cell table:style-name="ce2" table:number-columns-repeated="30"/>
          <table:table-cell table:number-columns-repeated="979"/>
        </table:table-row>
        <table:table-row table:style-name="ro4">
          <table:table-cell table:style-name="ce2"/>
          <table:table-cell table:style-name="ce12" office:value-type="string">
            <text:p>Not_Invoice_Report</text:p>
          </table:table-cell>
          <table:table-cell table:style-name="ce19"/>
          <table:table-cell table:style-name="ce30" office:value-type="float" office:value="3">
            <text:p>3</text:p>
          </table:table-cell>
          <table:table-cell table:style-name="ce30" office:value-type="float" office:value="1">
            <text:p>1</text:p>
          </table:table-cell>
          <table:table-cell table:style-name="ce30" office:value-type="float" office:value="17">
            <text:p>17</text:p>
          </table:table-cell>
          <table:table-cell table:style-name="ce45" office:value-type="string">
            <text:p>Issue 017: incorrect AWB count is getting updated for below , </text:p>
            <text:p>Filter from Uninovice - Agency : FedEx - LK --&gt; Third party. Date range 2020 -01- 28 to 30 </text:p>
          </table:table-cell>
          <table:table-cell table:style-name="ce56" table:content-validation-name="val1" office:value-type="string">
            <text:p>H</text:p>
          </table:table-cell>
          <table:table-cell table:style-name="ce66" table:content-validation-name="val2" office:value-type="string">
            <text:p>FIXED</text:p>
          </table:table-cell>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9">
          <table:table-cell table:style-name="ce2"/>
          <table:table-cell table:style-name="ce5"/>
          <table:table-cell table:style-name="ce19"/>
          <table:table-cell table:style-name="ce30" table:number-columns-repeated="3"/>
          <table:table-cell table:style-name="ce5"/>
          <table:table-cell table:style-name="ce57"/>
          <table:table-cell table:style-name="ce67"/>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10">
          <table:table-cell table:style-name="ce2"/>
          <table:table-cell table:style-name="ce5"/>
          <table:table-cell table:style-name="ce19"/>
          <table:table-cell table:style-name="ce30" table:number-columns-repeated="3"/>
          <table:table-cell table:style-name="ce5"/>
          <table:table-cell table:style-name="ce57"/>
          <table:table-cell table:style-name="ce67"/>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1" table:number-rows-repeated="2">
          <table:table-cell table:style-name="ce2"/>
          <table:table-cell table:style-name="ce5"/>
          <table:table-cell table:style-name="ce19"/>
          <table:table-cell table:style-name="ce30" table:number-columns-repeated="3"/>
          <table:table-cell table:style-name="ce5"/>
          <table:table-cell table:style-name="ce57"/>
          <table:table-cell table:style-name="ce67"/>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11">
          <table:table-cell table:style-name="ce2"/>
          <table:table-cell table:style-name="ce5"/>
          <table:table-cell table:style-name="ce19"/>
          <table:table-cell table:style-name="ce30" table:number-columns-repeated="3"/>
          <table:table-cell table:style-name="ce5"/>
          <table:table-cell table:style-name="ce57"/>
          <table:table-cell table:style-name="ce67"/>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1" table:number-rows-repeated="2">
          <table:table-cell table:style-name="ce2"/>
          <table:table-cell table:style-name="ce5"/>
          <table:table-cell table:style-name="ce19"/>
          <table:table-cell table:style-name="ce30" table:number-columns-repeated="3"/>
          <table:table-cell table:style-name="ce5"/>
          <table:table-cell table:style-name="ce57"/>
          <table:table-cell table:style-name="ce67"/>
          <table:table-cell table:style-name="ce30"/>
          <table:table-cell table:style-name="ce71"/>
          <table:table-cell table:style-name="ce5"/>
          <table:table-cell table:style-name="ce67"/>
          <table:table-cell table:style-name="ce5"/>
          <table:table-cell table:style-name="ce84"/>
          <table:table-cell table:style-name="ce2" table:number-columns-repeated="30"/>
          <table:table-cell table:number-columns-repeated="979"/>
        </table:table-row>
        <table:table-row table:style-name="ro1" table:number-rows-repeated="7">
          <table:table-cell table:style-name="ce2"/>
          <table:table-cell table:style-name="ce13"/>
          <table:table-cell table:style-name="ce27"/>
          <table:table-cell table:style-name="ce38" table:number-columns-repeated="3"/>
          <table:table-cell table:style-name="ce13"/>
          <table:table-cell table:style-name="ce58"/>
          <table:table-cell table:style-name="ce68"/>
          <table:table-cell table:style-name="ce38"/>
          <table:table-cell table:style-name="ce74"/>
          <table:table-cell table:style-name="ce13"/>
          <table:table-cell table:style-name="ce68"/>
          <table:table-cell table:style-name="ce13"/>
          <table:table-cell table:style-name="ce2" table:number-columns-repeated="31"/>
          <table:table-cell table:number-columns-repeated="979"/>
        </table:table-row>
        <table:table-row table:style-name="ro11">
          <table:table-cell table:style-name="ce2"/>
          <table:table-cell table:style-name="ce13"/>
          <table:table-cell table:style-name="ce27"/>
          <table:table-cell table:style-name="ce38" table:number-columns-repeated="3"/>
          <table:table-cell table:style-name="ce13"/>
          <table:table-cell table:style-name="ce58"/>
          <table:table-cell table:style-name="ce68"/>
          <table:table-cell table:style-name="ce38"/>
          <table:table-cell table:style-name="ce74"/>
          <table:table-cell table:style-name="ce13"/>
          <table:table-cell table:style-name="ce68"/>
          <table:table-cell table:style-name="ce13"/>
          <table:table-cell table:style-name="ce2" table:number-columns-repeated="31"/>
          <table:table-cell table:number-columns-repeated="979"/>
        </table:table-row>
        <table:table-row table:style-name="ro1" table:number-rows-repeated="3">
          <table:table-cell table:style-name="ce2"/>
          <table:table-cell table:style-name="ce13"/>
          <table:table-cell table:style-name="ce27"/>
          <table:table-cell table:style-name="ce38" table:number-columns-repeated="3"/>
          <table:table-cell table:style-name="ce13"/>
          <table:table-cell table:style-name="ce58"/>
          <table:table-cell table:style-name="ce68"/>
          <table:table-cell table:style-name="ce38"/>
          <table:table-cell table:style-name="ce74"/>
          <table:table-cell table:style-name="ce13"/>
          <table:table-cell table:style-name="ce68"/>
          <table:table-cell table:style-name="ce13"/>
          <table:table-cell table:style-name="ce2" table:number-columns-repeated="31"/>
          <table:table-cell table:number-columns-repeated="979"/>
        </table:table-row>
        <table:table-row table:style-name="ro12">
          <table:table-cell table:style-name="ce2"/>
          <table:table-cell table:style-name="ce13"/>
          <table:table-cell table:style-name="ce27"/>
          <table:table-cell table:style-name="ce38" table:number-columns-repeated="3"/>
          <table:table-cell table:style-name="ce13"/>
          <table:table-cell table:style-name="ce58"/>
          <table:table-cell table:style-name="ce68"/>
          <table:table-cell table:style-name="ce38"/>
          <table:table-cell table:style-name="ce74"/>
          <table:table-cell table:style-name="ce13"/>
          <table:table-cell table:style-name="ce68"/>
          <table:table-cell table:style-name="ce13"/>
          <table:table-cell table:style-name="ce2" table:number-columns-repeated="31"/>
          <table:table-cell table:number-columns-repeated="979"/>
        </table:table-row>
        <table:table-row table:style-name="ro1" table:number-rows-repeated="3">
          <table:table-cell table:style-name="ce2"/>
          <table:table-cell table:style-name="ce13"/>
          <table:table-cell table:style-name="ce27"/>
          <table:table-cell table:style-name="ce38" table:number-columns-repeated="3"/>
          <table:table-cell table:style-name="ce13"/>
          <table:table-cell table:style-name="ce58"/>
          <table:table-cell table:style-name="ce68"/>
          <table:table-cell table:style-name="ce38"/>
          <table:table-cell table:style-name="ce74"/>
          <table:table-cell table:style-name="ce13"/>
          <table:table-cell table:style-name="ce68"/>
          <table:table-cell table:style-name="ce13"/>
          <table:table-cell table:style-name="ce2" table:number-columns-repeated="31"/>
          <table:table-cell table:number-columns-repeated="979"/>
        </table:table-row>
        <table:table-row table:style-name="ro13">
          <table:table-cell table:style-name="ce2"/>
          <table:table-cell table:style-name="ce13"/>
          <table:table-cell table:style-name="ce27"/>
          <table:table-cell table:style-name="ce38" table:number-columns-repeated="3"/>
          <table:table-cell table:style-name="ce13"/>
          <table:table-cell table:style-name="ce58"/>
          <table:table-cell table:style-name="ce68"/>
          <table:table-cell table:style-name="ce38"/>
          <table:table-cell table:style-name="ce74"/>
          <table:table-cell table:style-name="ce13"/>
          <table:table-cell table:style-name="ce68"/>
          <table:table-cell table:style-name="ce13"/>
          <table:table-cell table:style-name="ce2" table:number-columns-repeated="31"/>
          <table:table-cell table:number-columns-repeated="979"/>
        </table:table-row>
        <table:table-row table:style-name="ro1" table:number-rows-repeated="15">
          <table:table-cell table:style-name="ce2"/>
          <table:table-cell table:style-name="ce13"/>
          <table:table-cell table:style-name="ce27"/>
          <table:table-cell table:style-name="ce38" table:number-columns-repeated="3"/>
          <table:table-cell table:style-name="ce13"/>
          <table:table-cell table:style-name="ce58"/>
          <table:table-cell table:style-name="ce68"/>
          <table:table-cell table:style-name="ce38"/>
          <table:table-cell table:style-name="ce74"/>
          <table:table-cell table:style-name="ce13"/>
          <table:table-cell table:style-name="ce68"/>
          <table:table-cell table:style-name="ce13"/>
          <table:table-cell table:style-name="ce2" table:number-columns-repeated="31"/>
          <table:table-cell table:number-columns-repeated="979"/>
        </table:table-row>
        <table:table-row table:style-name="ro14">
          <table:table-cell table:style-name="ce2"/>
          <table:table-cell table:style-name="ce13"/>
          <table:table-cell table:style-name="ce27"/>
          <table:table-cell table:style-name="ce38" table:number-columns-repeated="3"/>
          <table:table-cell table:style-name="ce13"/>
          <table:table-cell table:style-name="ce58"/>
          <table:table-cell table:style-name="ce68"/>
          <table:table-cell table:style-name="ce38"/>
          <table:table-cell table:style-name="ce74"/>
          <table:table-cell table:style-name="ce13"/>
          <table:table-cell table:style-name="ce68"/>
          <table:table-cell table:style-name="ce13"/>
          <table:table-cell table:style-name="ce2" table:number-columns-repeated="31"/>
          <table:table-cell table:number-columns-repeated="979"/>
        </table:table-row>
        <table:table-row table:style-name="ro1" table:number-rows-repeated="5">
          <table:table-cell table:style-name="ce2"/>
          <table:table-cell table:style-name="ce13"/>
          <table:table-cell table:style-name="ce27"/>
          <table:table-cell table:style-name="ce38" table:number-columns-repeated="3"/>
          <table:table-cell table:style-name="ce13"/>
          <table:table-cell table:style-name="ce58"/>
          <table:table-cell table:style-name="ce68"/>
          <table:table-cell table:style-name="ce38"/>
          <table:table-cell table:style-name="ce74"/>
          <table:table-cell table:style-name="ce13"/>
          <table:table-cell table:style-name="ce68"/>
          <table:table-cell table:style-name="ce13"/>
          <table:table-cell table:style-name="ce2" table:number-columns-repeated="31"/>
          <table:table-cell table:number-columns-repeated="979"/>
        </table:table-row>
        <table:table-row table:style-name="ro15">
          <table:table-cell table:style-name="ce2"/>
          <table:table-cell table:style-name="ce13"/>
          <table:table-cell table:style-name="ce27"/>
          <table:table-cell table:style-name="ce38" table:number-columns-repeated="3"/>
          <table:table-cell table:style-name="ce13"/>
          <table:table-cell table:style-name="ce58"/>
          <table:table-cell table:style-name="ce68"/>
          <table:table-cell table:style-name="ce38"/>
          <table:table-cell table:style-name="ce74"/>
          <table:table-cell table:style-name="ce13"/>
          <table:table-cell table:style-name="ce68"/>
          <table:table-cell table:style-name="ce13"/>
          <table:table-cell table:style-name="ce2" table:number-columns-repeated="31"/>
          <table:table-cell table:number-columns-repeated="979"/>
        </table:table-row>
        <table:table-row table:style-name="ro1" table:number-rows-repeated="154">
          <table:table-cell table:style-name="ce2"/>
          <table:table-cell table:style-name="ce13"/>
          <table:table-cell table:style-name="ce27"/>
          <table:table-cell table:style-name="ce38" table:number-columns-repeated="3"/>
          <table:table-cell table:style-name="ce13"/>
          <table:table-cell table:style-name="ce58"/>
          <table:table-cell table:style-name="ce68"/>
          <table:table-cell table:style-name="ce38"/>
          <table:table-cell table:style-name="ce74"/>
          <table:table-cell table:style-name="ce13"/>
          <table:table-cell table:style-name="ce68"/>
          <table:table-cell table:style-name="ce13"/>
          <table:table-cell table:style-name="ce2" table:number-columns-repeated="31"/>
          <table:table-cell table:number-columns-repeated="979"/>
        </table:table-row>
        <table:table-row table:style-name="ro16" table:number-rows-repeated="114">
          <table:table-cell/>
          <table:table-cell table:style-name="ce14" table:number-columns-repeated="6"/>
          <table:table-cell table:style-name="ce59"/>
          <table:table-cell table:style-name="ce14" table:number-columns-repeated="6"/>
          <table:table-cell table:number-columns-repeated="1010"/>
        </table:table-row>
        <table:table-row table:style-name="ro16" table:number-rows-repeated="5">
          <table:table-cell/>
          <table:table-cell table:style-name="ce15" table:number-columns-repeated="6"/>
          <table:table-cell table:style-name="ce59"/>
          <table:table-cell table:style-name="ce15" table:number-columns-repeated="6"/>
          <table:table-cell table:number-columns-repeated="1010"/>
        </table:table-row>
        <table:table-row table:style-name="ro16">
          <table:table-cell/>
          <table:table-cell table:style-name="ce16" table:number-columns-repeated="6"/>
          <table:table-cell table:style-name="ce59"/>
          <table:table-cell table:style-name="ce16" table:number-columns-repeated="6"/>
          <table:table-cell table:number-columns-repeated="1010"/>
        </table:table-row>
        <table:table-row table:style-name="ro16" table:number-rows-repeated="4">
          <table:table-cell/>
          <table:table-cell table:style-name="ce15" table:number-columns-repeated="6"/>
          <table:table-cell table:style-name="ce59"/>
          <table:table-cell table:style-name="ce15" table:number-columns-repeated="6"/>
          <table:table-cell table:number-columns-repeated="1010"/>
        </table:table-row>
        <table:table-row table:style-name="ro16" table:number-rows-repeated="2">
          <table:table-cell/>
          <table:table-cell table:style-name="ce16" table:number-columns-repeated="6"/>
          <table:table-cell table:style-name="ce59"/>
          <table:table-cell table:style-name="ce16" table:number-columns-repeated="6"/>
          <table:table-cell table:number-columns-repeated="1010"/>
        </table:table-row>
        <table:table-row table:style-name="ro16" table:number-rows-repeated="654">
          <table:table-cell/>
          <table:table-cell table:style-name="ce15" table:number-columns-repeated="6"/>
          <table:table-cell table:style-name="ce59"/>
          <table:table-cell table:style-name="ce15" table:number-columns-repeated="6"/>
          <table:table-cell table:number-columns-repeated="1010"/>
        </table:table-row>
        <table:table-row table:style-name="ro17" table:number-rows-repeated="1047575">
          <table:table-cell table:number-columns-repeated="1024"/>
        </table:table-row>
        <table:table-row table:style-name="ro17">
          <table:table-cell table:number-columns-repeated="1024"/>
        </table:table-row>
        <table:named-expressions>
          <table:named-range table:name="_xlnm._FilterDatabase" table:base-cell-address="$Not_Invoiced_Report.$A$1" table:cell-range-address="$Not_Invoiced_Report.$B$4:.$N$21"/>
        </table:named-expressions>
      </table:table>
      <table:table table:name="Sheet1" table:style-name="ta2" table:print="false">
        <table:table-column table:style-name="co18" table:number-columns-repeated="4" table:default-cell-style-name="Excel_20_Built-in_20_Normal"/>
        <table:table-column table:style-name="co19" table:default-cell-style-name="Excel_20_Built-in_20_Normal"/>
        <table:table-column table:style-name="co18" table:number-columns-repeated="21" table:default-cell-style-name="Excel_20_Built-in_20_Normal"/>
        <table:table-column table:style-name="co17" table:number-columns-repeated="998" table:default-cell-style-name="Excel_20_Built-in_20_Normal"/>
        <table:table-row table:style-name="ro18" table:number-rows-repeated="1000">
          <table:table-cell table:number-columns-repeated="1024"/>
        </table:table-row>
        <table:table-row table:style-name="ro17" table:number-rows-repeated="1047575">
          <table:table-cell table:number-columns-repeated="1024"/>
        </table:table-row>
        <table:table-row table:style-name="ro17">
          <table:table-cell table:number-columns-repeated="1024"/>
        </table:table-row>
        <table:named-expressions/>
      </table:table>
      <table:named-expressions/>
      <table:database-ranges>
        <table:database-range table:name="_xlnm._FilterDatabase" table:target-range-address="Not_Invoiced_Report.B4:Not_Invoiced_Report.N21" table:display-filter-buttons="true">
          <table:filter>
            <table:filter-or>
              <table:filter-condition table:field-number="7" table:value="OPEN" table:operator="="/>
              <table:filter-condition table:field-number="7" table:value="RE-OPEN"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Lucida Sans" svg:font-family="'Lucida Sans'"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Lucida San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nditionalStyle_5f_125" style:display-name="ConditionalStyle_125" style:family="table-cell" style:parent-style-name="Default">
      <style:table-cell-properties fo:background-color="#ffff00"/>
      <style:text-properties style:font-name="Lucida Sans"/>
    </style:style>
    <style:style style:name="ConditionalStyle_5f_124" style:display-name="ConditionalStyle_124" style:family="table-cell" style:parent-style-name="Default">
      <style:table-cell-properties fo:background-color="#92d050"/>
      <style:text-properties style:font-name="Lucida Sans"/>
    </style:style>
    <style:style style:name="ConditionalStyle_5f_123" style:display-name="ConditionalStyle_123" style:family="table-cell" style:parent-style-name="Default">
      <style:table-cell-properties fo:background-color="#ff0000"/>
      <style:text-properties style:font-name="Lucida Sans"/>
    </style:style>
    <style:style style:name="ConditionalStyle_5f_122" style:display-name="ConditionalStyle_122" style:family="table-cell" style:parent-style-name="Default">
      <style:table-cell-properties fo:background-color="#f4b183"/>
      <style:text-properties style:font-name="Lucida Sans"/>
    </style:style>
    <style:style style:name="ConditionalStyle_5f_121" style:display-name="ConditionalStyle_121" style:family="table-cell" style:parent-style-name="Default">
      <style:table-cell-properties fo:background-color="#bfbfbf"/>
      <style:text-properties style:font-name="Lucida Sans"/>
    </style:style>
    <style:style style:name="ConditionalStyle_5f_120" style:display-name="ConditionalStyle_120" style:family="table-cell" style:parent-style-name="Default">
      <style:table-cell-properties fo:background-color="#8497b0"/>
      <style:text-properties style:font-name="Lucida Sans"/>
    </style:style>
    <style:style style:name="ConditionalStyle_5f_119" style:display-name="ConditionalStyle_119" style:family="table-cell" style:parent-style-name="Default">
      <style:table-cell-properties fo:background-color="#ffff00"/>
      <style:text-properties style:font-name="Lucida Sans"/>
    </style:style>
    <style:style style:name="ConditionalStyle_5f_118" style:display-name="ConditionalStyle_118" style:family="table-cell" style:parent-style-name="Default">
      <style:table-cell-properties fo:background-color="#92d050"/>
      <style:text-properties style:font-name="Lucida Sans"/>
    </style:style>
    <style:style style:name="ConditionalStyle_5f_117" style:display-name="ConditionalStyle_117" style:family="table-cell" style:parent-style-name="Default">
      <style:table-cell-properties fo:background-color="#ff0000"/>
      <style:text-properties style:font-name="Lucida Sans"/>
    </style:style>
    <style:style style:name="ConditionalStyle_5f_116" style:display-name="ConditionalStyle_116" style:family="table-cell" style:parent-style-name="Default">
      <style:table-cell-properties fo:background-color="#f4b183"/>
      <style:text-properties style:font-name="Lucida Sans"/>
    </style:style>
    <style:style style:name="ConditionalStyle_5f_115" style:display-name="ConditionalStyle_115" style:family="table-cell" style:parent-style-name="Default">
      <style:table-cell-properties fo:background-color="#bfbfbf"/>
      <style:text-properties style:font-name="Lucida Sans"/>
    </style:style>
    <style:style style:name="ConditionalStyle_5f_114" style:display-name="ConditionalStyle_114" style:family="table-cell" style:parent-style-name="Default">
      <style:table-cell-properties fo:background-color="#8497b0"/>
      <style:text-properties style:font-name="Lucida Sans"/>
    </style:style>
    <style:style style:name="ConditionalStyle_5f_113" style:display-name="ConditionalStyle_113" style:family="table-cell" style:parent-style-name="Default">
      <style:table-cell-properties fo:background-color="#ffff00"/>
      <style:text-properties style:font-name="Lucida Sans"/>
    </style:style>
    <style:style style:name="ConditionalStyle_5f_112" style:display-name="ConditionalStyle_112" style:family="table-cell" style:parent-style-name="Default">
      <style:table-cell-properties fo:background-color="#92d050"/>
      <style:text-properties style:font-name="Lucida Sans"/>
    </style:style>
    <style:style style:name="ConditionalStyle_5f_111" style:display-name="ConditionalStyle_111" style:family="table-cell" style:parent-style-name="Default">
      <style:table-cell-properties fo:background-color="#ff0000"/>
      <style:text-properties style:font-name="Lucida Sans"/>
    </style:style>
    <style:style style:name="ConditionalStyle_5f_110" style:display-name="ConditionalStyle_110" style:family="table-cell" style:parent-style-name="Default">
      <style:table-cell-properties fo:background-color="#f4b183"/>
      <style:text-properties style:font-name="Lucida Sans"/>
    </style:style>
    <style:style style:name="ConditionalStyle_5f_109" style:display-name="ConditionalStyle_109" style:family="table-cell" style:parent-style-name="Default">
      <style:table-cell-properties fo:background-color="#bfbfbf"/>
      <style:text-properties style:font-name="Lucida Sans"/>
    </style:style>
    <style:style style:name="ConditionalStyle_5f_108" style:display-name="ConditionalStyle_108" style:family="table-cell" style:parent-style-name="Default">
      <style:table-cell-properties fo:background-color="#8497b0"/>
      <style:text-properties style:font-name="Lucida Sans"/>
    </style:style>
    <style:style style:name="ConditionalStyle_5f_107" style:display-name="ConditionalStyle_107" style:family="table-cell" style:parent-style-name="Default">
      <style:table-cell-properties fo:background-color="#ffff00"/>
      <style:text-properties style:font-name="Lucida Sans"/>
    </style:style>
    <style:style style:name="ConditionalStyle_5f_106" style:display-name="ConditionalStyle_106" style:family="table-cell" style:parent-style-name="Default">
      <style:table-cell-properties fo:background-color="#92d050"/>
      <style:text-properties style:font-name="Lucida Sans"/>
    </style:style>
    <style:style style:name="ConditionalStyle_5f_105" style:display-name="ConditionalStyle_105" style:family="table-cell" style:parent-style-name="Default">
      <style:table-cell-properties fo:background-color="#ff0000"/>
      <style:text-properties style:font-name="Lucida Sans"/>
    </style:style>
    <style:style style:name="ConditionalStyle_5f_104" style:display-name="ConditionalStyle_104" style:family="table-cell" style:parent-style-name="Default">
      <style:table-cell-properties fo:background-color="#f4b183"/>
      <style:text-properties style:font-name="Lucida Sans"/>
    </style:style>
    <style:style style:name="ConditionalStyle_5f_103" style:display-name="ConditionalStyle_103" style:family="table-cell" style:parent-style-name="Default">
      <style:table-cell-properties fo:background-color="#bfbfbf"/>
      <style:text-properties style:font-name="Lucida Sans"/>
    </style:style>
    <style:style style:name="ConditionalStyle_5f_102" style:display-name="ConditionalStyle_102" style:family="table-cell" style:parent-style-name="Default">
      <style:table-cell-properties fo:background-color="#8497b0"/>
      <style:text-properties style:font-name="Lucida Sans"/>
    </style:style>
    <style:style style:name="ConditionalStyle_5f_101" style:display-name="ConditionalStyle_101" style:family="table-cell" style:parent-style-name="Default">
      <style:table-cell-properties fo:background-color="#a6a6a6"/>
      <style:text-properties style:font-name="Lucida Sans"/>
    </style:style>
    <style:style style:name="ConditionalStyle_5f_100" style:display-name="ConditionalStyle_100" style:family="table-cell" style:parent-style-name="Default">
      <style:table-cell-properties fo:background-color="#5b9bd5"/>
      <style:text-properties style:font-name="Lucida Sans"/>
    </style:style>
    <style:style style:name="ConditionalStyle_5f_99" style:display-name="ConditionalStyle_99" style:family="table-cell" style:parent-style-name="Default">
      <style:table-cell-properties fo:background-color="#f4b183"/>
      <style:text-properties style:font-name="Lucida Sans"/>
    </style:style>
    <style:style style:name="ConditionalStyle_5f_98" style:display-name="ConditionalStyle_98" style:family="table-cell" style:parent-style-name="Default">
      <style:table-cell-properties fo:background-color="#ffff00"/>
      <style:text-properties style:font-name="Lucida Sans"/>
    </style:style>
    <style:style style:name="ConditionalStyle_5f_97" style:display-name="ConditionalStyle_97" style:family="table-cell" style:parent-style-name="Default">
      <style:table-cell-properties fo:background-color="#92d050"/>
      <style:text-properties style:font-name="Lucida Sans"/>
    </style:style>
    <style:style style:name="ConditionalStyle_5f_96" style:display-name="ConditionalStyle_96" style:family="table-cell" style:parent-style-name="Default">
      <style:table-cell-properties fo:background-color="#ff0000"/>
      <style:text-properties style:font-name="Lucida Sans"/>
    </style:style>
    <style:style style:name="ConditionalStyle_5f_95" style:display-name="ConditionalStyle_95" style:family="table-cell" style:parent-style-name="Default">
      <style:table-cell-properties fo:background-color="#f4b183"/>
      <style:text-properties style:font-name="Lucida Sans"/>
    </style:style>
    <style:style style:name="ConditionalStyle_5f_94" style:display-name="ConditionalStyle_94" style:family="table-cell" style:parent-style-name="Default">
      <style:table-cell-properties fo:background-color="#bfbfbf"/>
      <style:text-properties style:font-name="Lucida Sans"/>
    </style:style>
    <style:style style:name="ConditionalStyle_5f_93" style:display-name="ConditionalStyle_93" style:family="table-cell" style:parent-style-name="Default">
      <style:table-cell-properties fo:background-color="#8497b0"/>
      <style:text-properties style:font-name="Lucida Sans"/>
    </style:style>
    <style:style style:name="ConditionalStyle_5f_92" style:display-name="ConditionalStyle_92" style:family="table-cell" style:parent-style-name="Default">
      <style:table-cell-properties fo:background-color="#ffff00"/>
      <style:text-properties style:font-name="Lucida Sans"/>
    </style:style>
    <style:style style:name="ConditionalStyle_5f_91" style:display-name="ConditionalStyle_91" style:family="table-cell" style:parent-style-name="Default">
      <style:table-cell-properties fo:background-color="#92d050"/>
      <style:text-properties style:font-name="Lucida Sans"/>
    </style:style>
    <style:style style:name="ConditionalStyle_5f_90" style:display-name="ConditionalStyle_90" style:family="table-cell" style:parent-style-name="Default">
      <style:table-cell-properties fo:background-color="#ff0000"/>
      <style:text-properties style:font-name="Lucida Sans"/>
    </style:style>
    <style:style style:name="ConditionalStyle_5f_89" style:display-name="ConditionalStyle_89" style:family="table-cell" style:parent-style-name="Default">
      <style:table-cell-properties fo:background-color="#f4b183"/>
      <style:text-properties style:font-name="Lucida Sans"/>
    </style:style>
    <style:style style:name="ConditionalStyle_5f_88" style:display-name="ConditionalStyle_88" style:family="table-cell" style:parent-style-name="Default">
      <style:table-cell-properties fo:background-color="#bfbfbf"/>
      <style:text-properties style:font-name="Lucida Sans"/>
    </style:style>
    <style:style style:name="ConditionalStyle_5f_87" style:display-name="ConditionalStyle_87" style:family="table-cell" style:parent-style-name="Default">
      <style:table-cell-properties fo:background-color="#8497b0"/>
      <style:text-properties style:font-name="Lucida Sans"/>
    </style:style>
    <style:style style:name="ConditionalStyle_5f_86" style:display-name="ConditionalStyle_86" style:family="table-cell" style:parent-style-name="Default">
      <style:table-cell-properties fo:background-color="#ffff00"/>
      <style:text-properties style:font-name="Lucida Sans"/>
    </style:style>
    <style:style style:name="ConditionalStyle_5f_85" style:display-name="ConditionalStyle_85" style:family="table-cell" style:parent-style-name="Default">
      <style:table-cell-properties fo:background-color="#92d050"/>
      <style:text-properties style:font-name="Lucida Sans"/>
    </style:style>
    <style:style style:name="ConditionalStyle_5f_84" style:display-name="ConditionalStyle_84" style:family="table-cell" style:parent-style-name="Default">
      <style:table-cell-properties fo:background-color="#ff0000"/>
      <style:text-properties style:font-name="Lucida Sans"/>
    </style:style>
    <style:style style:name="ConditionalStyle_5f_83" style:display-name="ConditionalStyle_83" style:family="table-cell" style:parent-style-name="Default">
      <style:table-cell-properties fo:background-color="#f4b183"/>
      <style:text-properties style:font-name="Lucida Sans"/>
    </style:style>
    <style:style style:name="ConditionalStyle_5f_82" style:display-name="ConditionalStyle_82" style:family="table-cell" style:parent-style-name="Default">
      <style:table-cell-properties fo:background-color="#bfbfbf"/>
      <style:text-properties style:font-name="Lucida Sans"/>
    </style:style>
    <style:style style:name="ConditionalStyle_5f_81" style:display-name="ConditionalStyle_81" style:family="table-cell" style:parent-style-name="Default">
      <style:table-cell-properties fo:background-color="#8497b0"/>
      <style:text-properties style:font-name="Lucida Sans"/>
    </style:style>
    <style:style style:name="ConditionalStyle_5f_80" style:display-name="ConditionalStyle_80" style:family="table-cell" style:parent-style-name="Default">
      <style:table-cell-properties fo:background-color="#ffff00"/>
      <style:text-properties style:font-name="Lucida Sans"/>
    </style:style>
    <style:style style:name="ConditionalStyle_5f_79" style:display-name="ConditionalStyle_79" style:family="table-cell" style:parent-style-name="Default">
      <style:table-cell-properties fo:background-color="#92d050"/>
      <style:text-properties style:font-name="Lucida Sans"/>
    </style:style>
    <style:style style:name="ConditionalStyle_5f_78" style:display-name="ConditionalStyle_78" style:family="table-cell" style:parent-style-name="Default">
      <style:table-cell-properties fo:background-color="#ff0000"/>
      <style:text-properties style:font-name="Lucida Sans"/>
    </style:style>
    <style:style style:name="ConditionalStyle_5f_77" style:display-name="ConditionalStyle_77" style:family="table-cell" style:parent-style-name="Default">
      <style:table-cell-properties fo:background-color="#f4b183"/>
      <style:text-properties style:font-name="Lucida Sans"/>
    </style:style>
    <style:style style:name="ConditionalStyle_5f_76" style:display-name="ConditionalStyle_76" style:family="table-cell" style:parent-style-name="Default">
      <style:table-cell-properties fo:background-color="#bfbfbf"/>
      <style:text-properties style:font-name="Lucida Sans"/>
    </style:style>
    <style:style style:name="ConditionalStyle_5f_75" style:display-name="ConditionalStyle_75" style:family="table-cell" style:parent-style-name="Default">
      <style:table-cell-properties fo:background-color="#8497b0"/>
      <style:text-properties style:font-name="Lucida Sans"/>
    </style:style>
    <style:style style:name="ConditionalStyle_5f_74" style:display-name="ConditionalStyle_74" style:family="table-cell" style:parent-style-name="Default">
      <style:table-cell-properties fo:background-color="transparent"/>
      <style:text-properties fo:color="#ff0000" style:font-name="Lucida Sans" fo:font-weight="bold" style:font-weight-asian="bold" style:font-weight-complex="bold"/>
    </style:style>
    <style:style style:name="ConditionalStyle_5f_73" style:display-name="ConditionalStyle_73" style:family="table-cell" style:parent-style-name="Default">
      <style:table-cell-properties fo:background-color="transparent"/>
      <style:text-properties fo:color="#ff0000" style:font-name="Lucida Sans" fo:font-weight="bold" style:font-weight-asian="bold" style:font-weight-complex="bold"/>
    </style:style>
    <style:style style:name="ConditionalStyle_5f_72" style:display-name="ConditionalStyle_72" style:family="table-cell" style:parent-style-name="Default">
      <style:table-cell-properties fo:background-color="#ffff00"/>
      <style:text-properties style:font-name="Lucida Sans"/>
    </style:style>
    <style:style style:name="ConditionalStyle_5f_71" style:display-name="ConditionalStyle_71" style:family="table-cell" style:parent-style-name="Default">
      <style:table-cell-properties fo:background-color="#92d050"/>
      <style:text-properties style:font-name="Lucida Sans"/>
    </style:style>
    <style:style style:name="ConditionalStyle_5f_70" style:display-name="ConditionalStyle_70" style:family="table-cell" style:parent-style-name="Default">
      <style:table-cell-properties fo:background-color="#ff0000"/>
      <style:text-properties style:font-name="Lucida Sans"/>
    </style:style>
    <style:style style:name="ConditionalStyle_5f_69" style:display-name="ConditionalStyle_69" style:family="table-cell" style:parent-style-name="Default">
      <style:table-cell-properties fo:background-color="#f4b183"/>
      <style:text-properties style:font-name="Lucida Sans"/>
    </style:style>
    <style:style style:name="ConditionalStyle_5f_68" style:display-name="ConditionalStyle_68" style:family="table-cell" style:parent-style-name="Default">
      <style:table-cell-properties fo:background-color="#bfbfbf"/>
      <style:text-properties style:font-name="Lucida Sans"/>
    </style:style>
    <style:style style:name="ConditionalStyle_5f_67" style:display-name="ConditionalStyle_67" style:family="table-cell" style:parent-style-name="Default">
      <style:table-cell-properties fo:background-color="#8497b0"/>
      <style:text-properties style:font-name="Lucida Sans"/>
    </style:style>
    <style:style style:name="ConditionalStyle_5f_66" style:display-name="ConditionalStyle_66" style:family="table-cell" style:parent-style-name="Default">
      <style:table-cell-properties fo:background-color="#ffff00"/>
      <style:text-properties style:font-name="Lucida Sans"/>
    </style:style>
    <style:style style:name="ConditionalStyle_5f_65" style:display-name="ConditionalStyle_65" style:family="table-cell" style:parent-style-name="Default">
      <style:table-cell-properties fo:background-color="#92d050"/>
      <style:text-properties style:font-name="Lucida Sans"/>
    </style:style>
    <style:style style:name="ConditionalStyle_5f_64" style:display-name="ConditionalStyle_64" style:family="table-cell" style:parent-style-name="Default">
      <style:table-cell-properties fo:background-color="#ff0000"/>
      <style:text-properties style:font-name="Lucida Sans"/>
    </style:style>
    <style:style style:name="ConditionalStyle_5f_63" style:display-name="ConditionalStyle_63" style:family="table-cell" style:parent-style-name="Default">
      <style:table-cell-properties fo:background-color="#f4b183"/>
      <style:text-properties style:font-name="Lucida Sans"/>
    </style:style>
    <style:style style:name="ConditionalStyle_5f_62" style:display-name="ConditionalStyle_62" style:family="table-cell" style:parent-style-name="Default">
      <style:table-cell-properties fo:background-color="#bfbfbf"/>
      <style:text-properties style:font-name="Lucida Sans"/>
    </style:style>
    <style:style style:name="ConditionalStyle_5f_61" style:display-name="ConditionalStyle_61" style:family="table-cell" style:parent-style-name="Default">
      <style:table-cell-properties fo:background-color="#8497b0"/>
      <style:text-properties style:font-name="Lucida Sans"/>
    </style:style>
    <style:style style:name="ConditionalStyle_5f_60" style:display-name="ConditionalStyle_60" style:family="table-cell" style:parent-style-name="Default">
      <style:table-cell-properties fo:background-color="#ffff00"/>
      <style:text-properties style:font-name="Lucida Sans"/>
    </style:style>
    <style:style style:name="ConditionalStyle_5f_59" style:display-name="ConditionalStyle_59" style:family="table-cell" style:parent-style-name="Default">
      <style:table-cell-properties fo:background-color="#92d050"/>
      <style:text-properties style:font-name="Lucida Sans"/>
    </style:style>
    <style:style style:name="ConditionalStyle_5f_58" style:display-name="ConditionalStyle_58" style:family="table-cell" style:parent-style-name="Default">
      <style:table-cell-properties fo:background-color="#ff0000"/>
      <style:text-properties style:font-name="Lucida Sans"/>
    </style:style>
    <style:style style:name="ConditionalStyle_5f_57" style:display-name="ConditionalStyle_57" style:family="table-cell" style:parent-style-name="Default">
      <style:table-cell-properties fo:background-color="#f4b183"/>
      <style:text-properties style:font-name="Lucida Sans"/>
    </style:style>
    <style:style style:name="ConditionalStyle_5f_56" style:display-name="ConditionalStyle_56" style:family="table-cell" style:parent-style-name="Default">
      <style:table-cell-properties fo:background-color="#bfbfbf"/>
      <style:text-properties style:font-name="Lucida Sans"/>
    </style:style>
    <style:style style:name="ConditionalStyle_5f_55" style:display-name="ConditionalStyle_55" style:family="table-cell" style:parent-style-name="Default">
      <style:table-cell-properties fo:background-color="#8497b0"/>
      <style:text-properties style:font-name="Lucida Sans"/>
    </style:style>
    <style:style style:name="ConditionalStyle_5f_54" style:display-name="ConditionalStyle_54" style:family="table-cell" style:parent-style-name="Default">
      <style:table-cell-properties fo:background-color="transparent"/>
      <style:text-properties fo:color="#ff0000" style:font-name="Lucida Sans" fo:font-weight="bold" style:font-weight-asian="bold" style:font-weight-complex="bold"/>
    </style:style>
    <style:style style:name="ConditionalStyle_5f_53" style:display-name="ConditionalStyle_53" style:family="table-cell" style:parent-style-name="Default">
      <style:table-cell-properties fo:background-color="#ffff00"/>
      <style:text-properties style:font-name="Lucida Sans"/>
    </style:style>
    <style:style style:name="ConditionalStyle_5f_52" style:display-name="ConditionalStyle_52" style:family="table-cell" style:parent-style-name="Default">
      <style:table-cell-properties fo:background-color="#92d050"/>
      <style:text-properties style:font-name="Lucida Sans"/>
    </style:style>
    <style:style style:name="ConditionalStyle_5f_51" style:display-name="ConditionalStyle_51" style:family="table-cell" style:parent-style-name="Default">
      <style:table-cell-properties fo:background-color="#ff0000"/>
      <style:text-properties style:font-name="Lucida Sans"/>
    </style:style>
    <style:style style:name="ConditionalStyle_5f_50" style:display-name="ConditionalStyle_50" style:family="table-cell" style:parent-style-name="Default">
      <style:table-cell-properties fo:background-color="#f4b183"/>
      <style:text-properties style:font-name="Lucida Sans"/>
    </style:style>
    <style:style style:name="ConditionalStyle_5f_49" style:display-name="ConditionalStyle_49" style:family="table-cell" style:parent-style-name="Default">
      <style:table-cell-properties fo:background-color="#bfbfbf"/>
      <style:text-properties style:font-name="Lucida Sans"/>
    </style:style>
    <style:style style:name="ConditionalStyle_5f_48" style:display-name="ConditionalStyle_48" style:family="table-cell" style:parent-style-name="Default">
      <style:table-cell-properties fo:background-color="#8497b0"/>
      <style:text-properties style:font-name="Lucida Sans"/>
    </style:style>
    <style:style style:name="ConditionalStyle_5f_47" style:display-name="ConditionalStyle_47" style:family="table-cell" style:parent-style-name="Default">
      <style:table-cell-properties fo:background-color="transparent"/>
      <style:text-properties fo:color="#ff0000" style:font-name="Lucida Sans" fo:font-weight="bold" style:font-weight-asian="bold" style:font-weight-complex="bold"/>
    </style:style>
    <style:style style:name="ConditionalStyle_5f_46" style:display-name="ConditionalStyle_46" style:family="table-cell" style:parent-style-name="Default">
      <style:table-cell-properties fo:background-color="#ffff00"/>
      <style:text-properties style:font-name="Lucida Sans"/>
    </style:style>
    <style:style style:name="ConditionalStyle_5f_45" style:display-name="ConditionalStyle_45" style:family="table-cell" style:parent-style-name="Default">
      <style:table-cell-properties fo:background-color="#92d050"/>
      <style:text-properties style:font-name="Lucida Sans"/>
    </style:style>
    <style:style style:name="ConditionalStyle_5f_44" style:display-name="ConditionalStyle_44" style:family="table-cell" style:parent-style-name="Default">
      <style:table-cell-properties fo:background-color="#ff0000"/>
      <style:text-properties style:font-name="Lucida Sans"/>
    </style:style>
    <style:style style:name="ConditionalStyle_5f_43" style:display-name="ConditionalStyle_43" style:family="table-cell" style:parent-style-name="Default">
      <style:table-cell-properties fo:background-color="#f4b183"/>
      <style:text-properties style:font-name="Lucida Sans"/>
    </style:style>
    <style:style style:name="ConditionalStyle_5f_42" style:display-name="ConditionalStyle_42" style:family="table-cell" style:parent-style-name="Default">
      <style:table-cell-properties fo:background-color="#bfbfbf"/>
      <style:text-properties style:font-name="Lucida Sans"/>
    </style:style>
    <style:style style:name="ConditionalStyle_5f_41" style:display-name="ConditionalStyle_41" style:family="table-cell" style:parent-style-name="Default">
      <style:table-cell-properties fo:background-color="#8497b0"/>
      <style:text-properties style:font-name="Lucida Sans"/>
    </style:style>
    <style:style style:name="ConditionalStyle_5f_40" style:display-name="ConditionalStyle_40" style:family="table-cell" style:parent-style-name="Default">
      <style:table-cell-properties fo:background-color="transparent"/>
      <style:text-properties fo:color="#ff0000" style:font-name="Lucida Sans" fo:font-weight="bold" style:font-weight-asian="bold" style:font-weight-complex="bold"/>
    </style:style>
    <style:style style:name="ConditionalStyle_5f_39" style:display-name="ConditionalStyle_39" style:family="table-cell" style:parent-style-name="Default">
      <style:table-cell-properties fo:background-color="transparent"/>
      <style:text-properties fo:color="#ff0000" style:font-name="Lucida Sans" fo:font-weight="bold" style:font-weight-asian="bold"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31">01/31/2020</text:date>, <text:time>19:06:17</text:time></text:p>
        </style:region-right>
      </style:header>
      <style:header-left style:display="false"/>
      <style:footer>
        <text:p>Page <text:page-number>1</text:page-number> / <text:page-count>99</text:page-count></text:p>
      </style:footer>
      <style:footer-left style:display="false"/>
    </style:master-page>
    <style:master-page style:name="PageStyle_5f_Not_5f_Invoiced_5f_Report" style:display-name="PageStyle_Not_Invoiced_Report"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31T19:06:15.97</dc:date>
    <meta:document-statistic meta:table-count="2" meta:cell-count="150" meta:object-count="1"/>
    <meta:generator>OpenOffice/4.1.7$Win32 OpenOffice.org_project/417m1$Build-9800</meta:generator>
  </office:meta>
</office:document-meta>
</file>